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484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ganomics_performance" table:style-name="ta1">
        <table:shapes>
          <draw:frame draw:z-index="0" draw:style-name="gr1" draw:text-style-name="P1" svg:width="17.7776in" svg:height="6.4291in" svg:x="0in" svg:y="1.6004in">
            <draw:object draw:notify-on-update-of-ranges="Organomics_performance.A1:Organomics_performance.A1 Organomics_performance.B1:Organomics_performance.BI1 Organomics_performance.A2:Organomics_performance.A2 Organomics_performance.B2:Organomics_performance.BI2 Organomics_performance.A1:Organomics_performance.A1 Organomics_performance.B1:Organomics_performance.BI1 Organomics_performance.A3:Organomics_performance.A3 Organomics_performance.B3:Organomics_performance.BI3 Organomics_performance.A1:Organomics_performance.A1 Organomics_performance.B1:Organomics_performance.BI1 Organomics_performance.A4:Organomics_performance.A4 Organomics_performance.B4:Organomics_performance.BI4 Organomics_performance.A1:Organomics_performance.A1 Organomics_performance.B1:Organomics_performance.BI1 Organomics_performance.A5:Organomics_performance.A5 Organomics_performance.B5:Organomics_performance.BI5 Organomics_performance.A1:Organomics_performance.A1 Organomics_performance.B1:Organomics_performance.BI1 Organomics_performance.A6:Organomics_performance.A6 Organomics_performance.B6:Organomics_performance.BI6 Organomics_performance.A1:Organomics_performance.A1 Organomics_performance.B1:Organomics_performance.BI1 Organomics_performance.A7:Organomics_performance.A7 Organomics_performance.B7:Organomics_performance.BI7 Organomics_performance.A1:Organomics_performance.A1 Organomics_performance.B1:Organomics_performance.BI1 Organomics_performance.A8:Organomics_performance.A8 Organomics_performance.B8:Organomics_performance.B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" calcext:value-type="float">
            <text:p>0.5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" calcext:value-type="float">
            <text:p>0.5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" calcext:value-type="float">
            <text:p>0.5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" calcext:value-type="float">
            <text:p>0.5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" calcext:value-type="float">
            <text:p>0.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CoxnetSurvivalAnalysis(n_alphas=10)</text:p>
          </table:table-cell>
          <table:table-cell table:number-columns-repeated="3" office:value-type="float" office:value="0.533181520918703" calcext:value-type="float">
            <text:p>0.533181520918703</text:p>
          </table:table-cell>
          <table:table-cell table:number-columns-repeated="2" office:value-type="float" office:value="0.54131129802259" calcext:value-type="float">
            <text:p>0.54131129802259</text:p>
          </table:table-cell>
          <table:table-cell office:value-type="float" office:value="0.543269129347891" calcext:value-type="float">
            <text:p>0.543269129347891</text:p>
          </table:table-cell>
          <table:table-cell table:number-columns-repeated="2" office:value-type="float" office:value="0.543644598684562" calcext:value-type="float">
            <text:p>0.543644598684562</text:p>
          </table:table-cell>
          <table:table-cell office:value-type="float" office:value="0.557613267091872" calcext:value-type="float">
            <text:p>0.557613267091872</text:p>
          </table:table-cell>
          <table:table-cell office:value-type="float" office:value="0.551808153062847" calcext:value-type="float">
            <text:p>0.551808153062847</text:p>
          </table:table-cell>
          <table:table-cell table:number-columns-repeated="2" office:value-type="float" office:value="0.54437118831759" calcext:value-type="float">
            <text:p>0.54437118831759</text:p>
          </table:table-cell>
          <table:table-cell table:number-columns-repeated="4" office:value-type="float" office:value="0.542869310970906" calcext:value-type="float">
            <text:p>0.542869310970906</text:p>
          </table:table-cell>
          <table:table-cell table:number-columns-repeated="2" office:value-type="float" office:value="0.542493841634235" calcext:value-type="float">
            <text:p>0.542493841634235</text:p>
          </table:table-cell>
          <table:table-cell table:number-columns-repeated="2" office:value-type="float" office:value="0.550086066902766" calcext:value-type="float">
            <text:p>0.550086066902766</text:p>
          </table:table-cell>
          <table:table-cell office:value-type="float" office:value="0.558732207923804" calcext:value-type="float">
            <text:p>0.558732207923804</text:p>
          </table:table-cell>
          <table:table-cell office:value-type="float" office:value="0.54769695176223" calcext:value-type="float">
            <text:p>0.54769695176223</text:p>
          </table:table-cell>
          <table:table-cell office:value-type="float" office:value="0.546130372127766" calcext:value-type="float">
            <text:p>0.546130372127766</text:p>
          </table:table-cell>
          <table:table-cell office:value-type="float" office:value="0.543514014213009" calcext:value-type="float">
            <text:p>0.543514014213009</text:p>
          </table:table-cell>
          <table:table-cell table:number-columns-repeated="2" office:value-type="float" office:value="0.551216364082461" calcext:value-type="float">
            <text:p>0.551216364082461</text:p>
          </table:table-cell>
          <table:table-cell office:value-type="float" office:value="0.555148948352124" calcext:value-type="float">
            <text:p>0.555148948352124</text:p>
          </table:table-cell>
          <table:table-cell office:value-type="float" office:value="0.55175469247745" calcext:value-type="float">
            <text:p>0.55175469247745</text:p>
          </table:table-cell>
          <table:table-cell office:value-type="float" office:value="0.556464584352281" calcext:value-type="float">
            <text:p>0.556464584352281</text:p>
          </table:table-cell>
          <table:table-cell office:value-type="float" office:value="0.54693455824262" calcext:value-type="float">
            <text:p>0.54693455824262</text:p>
          </table:table-cell>
          <table:table-cell table:number-columns-repeated="2" office:value-type="float" office:value="0.543409754065075" calcext:value-type="float">
            <text:p>0.543409754065075</text:p>
          </table:table-cell>
          <table:table-cell table:number-columns-repeated="2" office:value-type="float" office:value="0.547312917753161" calcext:value-type="float">
            <text:p>0.547312917753161</text:p>
          </table:table-cell>
          <table:table-cell office:value-type="float" office:value="0.54600743472444" calcext:value-type="float">
            <text:p>0.54600743472444</text:p>
          </table:table-cell>
          <table:table-cell office:value-type="float" office:value="0.539395663904828" calcext:value-type="float">
            <text:p>0.539395663904828</text:p>
          </table:table-cell>
          <table:table-cell table:number-columns-repeated="2" office:value-type="float" office:value="0.540501399910357" calcext:value-type="float">
            <text:p>0.540501399910357</text:p>
          </table:table-cell>
          <table:table-cell table:number-columns-repeated="2" office:value-type="float" office:value="0.532982373189619" calcext:value-type="float">
            <text:p>0.532982373189619</text:p>
          </table:table-cell>
          <table:table-cell office:value-type="float" office:value="0.528021537680481" calcext:value-type="float">
            <text:p>0.528021537680481</text:p>
          </table:table-cell>
          <table:table-cell office:value-type="float" office:value="0.522669057262726" calcext:value-type="float">
            <text:p>0.522669057262726</text:p>
          </table:table-cell>
          <table:table-cell office:value-type="float" office:value="0.530110310526434" calcext:value-type="float">
            <text:p>0.530110310526434</text:p>
          </table:table-cell>
          <table:table-cell table:number-columns-repeated="3" office:value-type="float" office:value="0.540293078150455" calcext:value-type="float">
            <text:p>0.540293078150455</text:p>
          </table:table-cell>
          <table:table-cell office:value-type="float" office:value="0.535423087267595" calcext:value-type="float">
            <text:p>0.535423087267595</text:p>
          </table:table-cell>
          <table:table-cell table:number-columns-repeated="4" office:value-type="float" office:value="0.53007060684984" calcext:value-type="float">
            <text:p>0.53007060684984</text:p>
          </table:table-cell>
          <table:table-cell table:number-columns-repeated="2" office:value-type="float" office:value="0.530761691853296" calcext:value-type="float">
            <text:p>0.530761691853296</text:p>
          </table:table-cell>
          <table:table-cell office:value-type="float" office:value="0.521876149684621" calcext:value-type="float">
            <text:p>0.521876149684621</text:p>
          </table:table-cell>
          <table:table-cell table:number-columns-repeated="3" office:value-type="float" office:value="0.509574836623115" calcext:value-type="float">
            <text:p>0.509574836623115</text:p>
          </table:table-cell>
          <table:table-cell office:value-type="float" office:value="0.512615610638318" calcext:value-type="float">
            <text:p>0.512615610638318</text:p>
          </table:table-cell>
          <table:table-cell table:number-columns-repeated="2" office:value-type="float" office:value="0.512013200999764" calcext:value-type="float">
            <text:p>0.512013200999764</text:p>
          </table:table-cell>
        </table:table-row>
        <table:table-row table:style-name="ro1">
          <table:table-cell office:value-type="string" calcext:value-type="string">
            <text:p>CoxnetSurvivalAnalysis()</text:p>
          </table:table-cell>
          <table:table-cell table:number-columns-repeated="2" office:value-type="float" office:value="0.553475458987021" calcext:value-type="float">
            <text:p>0.553475458987021</text:p>
          </table:table-cell>
          <table:table-cell office:value-type="float" office:value="0.544767593818482" calcext:value-type="float">
            <text:p>0.544767593818482</text:p>
          </table:table-cell>
          <table:table-cell table:number-columns-repeated="2" office:value-type="float" office:value="0.551776354769671" calcext:value-type="float">
            <text:p>0.551776354769671</text:p>
          </table:table-cell>
          <table:table-cell office:value-type="float" office:value="0.555240210191357" calcext:value-type="float">
            <text:p>0.555240210191357</text:p>
          </table:table-cell>
          <table:table-cell table:number-columns-repeated="2" office:value-type="float" office:value="0.553859342540529" calcext:value-type="float">
            <text:p>0.553859342540529</text:p>
          </table:table-cell>
          <table:table-cell table:number-columns-repeated="2" office:value-type="float" office:value="0.553718893102327" calcext:value-type="float">
            <text:p>0.553718893102327</text:p>
          </table:table-cell>
          <table:table-cell table:number-columns-repeated="8" office:value-type="float" office:value="0.546459819260024" calcext:value-type="float">
            <text:p>0.546459819260024</text:p>
          </table:table-cell>
          <table:table-cell table:number-columns-repeated="2" office:value-type="float" office:value="0.557686973307021" calcext:value-type="float">
            <text:p>0.557686973307021</text:p>
          </table:table-cell>
          <table:table-cell office:value-type="float" office:value="0.558462413986486" calcext:value-type="float">
            <text:p>0.558462413986486</text:p>
          </table:table-cell>
          <table:table-cell office:value-type="float" office:value="0.546190873516512" calcext:value-type="float">
            <text:p>0.546190873516512</text:p>
          </table:table-cell>
          <table:table-cell office:value-type="float" office:value="0.544624293882047" calcext:value-type="float">
            <text:p>0.544624293882047</text:p>
          </table:table-cell>
          <table:table-cell office:value-type="float" office:value="0.541882779521734" calcext:value-type="float">
            <text:p>0.541882779521734</text:p>
          </table:table-cell>
          <table:table-cell table:number-columns-repeated="2" office:value-type="float" office:value="0.549585129391185" calcext:value-type="float">
            <text:p>0.549585129391185</text:p>
          </table:table-cell>
          <table:table-cell office:value-type="float" office:value="0.553096365346242" calcext:value-type="float">
            <text:p>0.553096365346242</text:p>
          </table:table-cell>
          <table:table-cell office:value-type="float" office:value="0.549702109471568" calcext:value-type="float">
            <text:p>0.549702109471568</text:p>
          </table:table-cell>
          <table:table-cell office:value-type="float" office:value="0.554401848374962" calcext:value-type="float">
            <text:p>0.554401848374962</text:p>
          </table:table-cell>
          <table:table-cell office:value-type="float" office:value="0.544871822265302" calcext:value-type="float">
            <text:p>0.544871822265302</text:p>
          </table:table-cell>
          <table:table-cell table:number-columns-repeated="2" office:value-type="float" office:value="0.553096365346242" calcext:value-type="float">
            <text:p>0.553096365346242</text:p>
          </table:table-cell>
          <table:table-cell table:number-columns-repeated="4" office:value-type="float" office:value="0.548527174745719" calcext:value-type="float">
            <text:p>0.548527174745719</text:p>
          </table:table-cell>
          <table:table-cell table:number-columns-repeated="2" office:value-type="float" office:value="0.541478107710474" calcext:value-type="float">
            <text:p>0.541478107710474</text:p>
          </table:table-cell>
          <table:table-cell table:number-columns-repeated="2" office:value-type="float" office:value="0.530325295938579" calcext:value-type="float">
            <text:p>0.530325295938579</text:p>
          </table:table-cell>
          <table:table-cell office:value-type="float" office:value="0.516748272439884" calcext:value-type="float">
            <text:p>0.516748272439884</text:p>
          </table:table-cell>
          <table:table-cell office:value-type="float" office:value="0.51139579202213" calcext:value-type="float">
            <text:p>0.51139579202213</text:p>
          </table:table-cell>
          <table:table-cell office:value-type="float" office:value="0.520403624920302" calcext:value-type="float">
            <text:p>0.520403624920302</text:p>
          </table:table-cell>
          <table:table-cell table:number-columns-repeated="3" office:value-type="float" office:value="0.529019812909858" calcext:value-type="float">
            <text:p>0.529019812909858</text:p>
          </table:table-cell>
          <table:table-cell table:number-columns-repeated="7" office:value-type="float" office:value="0.51817155938146" calcext:value-type="float">
            <text:p>0.51817155938146</text:p>
          </table:table-cell>
          <table:table-cell table:number-columns-repeated="4" office:value-type="float" office:value="0.5202799931164" calcext:value-type="float">
            <text:p>0.5202799931164</text:p>
          </table:table-cell>
          <table:table-cell table:number-columns-repeated="3" office:value-type="float" office:value="0.523458984132294" calcext:value-type="float">
            <text:p>0.523458984132294</text:p>
          </table:table-cell>
        </table:table-row>
        <table:table-row table:style-name="ro1">
          <table:table-cell office:value-type="string" calcext:value-type="string">
            <text:p>FastSurvivalSVM(max_iter=3 <text:s/>optimizer='avltree')</text:p>
          </table:table-cell>
          <table:table-cell office:value-type="float" office:value="0.549784077897899" calcext:value-type="float">
            <text:p>0.549784077897899</text:p>
          </table:table-cell>
          <table:table-cell office:value-type="float" office:value="0.549748965538349" calcext:value-type="float">
            <text:p>0.549748965538349</text:p>
          </table:table-cell>
          <table:table-cell office:value-type="float" office:value="0.548765819470933" calcext:value-type="float">
            <text:p>0.548765819470933</text:p>
          </table:table-cell>
          <table:table-cell table:number-columns-repeated="2" office:value-type="float" office:value="0.549288012682421" calcext:value-type="float">
            <text:p>0.549288012682421</text:p>
          </table:table-cell>
          <table:table-cell office:value-type="float" office:value="0.548596927678966" calcext:value-type="float">
            <text:p>0.548596927678966</text:p>
          </table:table-cell>
          <table:table-cell table:number-columns-repeated="2" office:value-type="float" office:value="0.546639096353665" calcext:value-type="float">
            <text:p>0.546639096353665</text:p>
          </table:table-cell>
          <table:table-cell table:number-columns-repeated="10" office:value-type="float" office:value="0.553447662209778" calcext:value-type="float">
            <text:p>0.553447662209778</text:p>
          </table:table-cell>
          <table:table-cell table:number-columns-repeated="2" office:value-type="float" office:value="0.551358889363825" calcext:value-type="float">
            <text:p>0.551358889363825</text:p>
          </table:table-cell>
          <table:table-cell table:number-columns-repeated="6" office:value-type="float" office:value="0.544701106357299" calcext:value-type="float">
            <text:p>0.544701106357299</text:p>
          </table:table-cell>
          <table:table-cell office:value-type="float" office:value="0.54540335354831" calcext:value-type="float">
            <text:p>0.54540335354831</text:p>
          </table:table-cell>
          <table:table-cell table:number-columns-repeated="2" office:value-type="float" office:value="0.546186643365542" calcext:value-type="float">
            <text:p>0.546186643365542</text:p>
          </table:table-cell>
          <table:table-cell office:value-type="float" office:value="0.546888890556554" calcext:value-type="float">
            <text:p>0.546888890556554</text:p>
          </table:table-cell>
          <table:table-cell table:number-columns-repeated="2" office:value-type="float" office:value="0.546627793950809" calcext:value-type="float">
            <text:p>0.546627793950809</text:p>
          </table:table-cell>
          <table:table-cell table:number-columns-repeated="6" office:value-type="float" office:value="0.552110822671436" calcext:value-type="float">
            <text:p>0.552110822671436</text:p>
          </table:table-cell>
          <table:table-cell table:number-columns-repeated="2" office:value-type="float" office:value="0.550774050531326" calcext:value-type="float">
            <text:p>0.550774050531326</text:p>
          </table:table-cell>
          <table:table-cell office:value-type="float" office:value="0.530309256091802" calcext:value-type="float">
            <text:p>0.530309256091802</text:p>
          </table:table-cell>
          <table:table-cell office:value-type="float" office:value="0.530277966980412" calcext:value-type="float">
            <text:p>0.530277966980412</text:p>
          </table:table-cell>
          <table:table-cell office:value-type="float" office:value="0.532627836432109" calcext:value-type="float">
            <text:p>0.532627836432109</text:p>
          </table:table-cell>
          <table:table-cell office:value-type="float" office:value="0.536640848781097" calcext:value-type="float">
            <text:p>0.536640848781097</text:p>
          </table:table-cell>
          <table:table-cell office:value-type="float" office:value="0.536706122932533" calcext:value-type="float">
            <text:p>0.536706122932533</text:p>
          </table:table-cell>
          <table:table-cell office:value-type="float" office:value="0.536805382124015" calcext:value-type="float">
            <text:p>0.536805382124015</text:p>
          </table:table-cell>
          <table:table-cell office:value-type="float" office:value="0.527578525446119" calcext:value-type="float">
            <text:p>0.527578525446119</text:p>
          </table:table-cell>
          <table:table-cell table:number-columns-repeated="6" office:value-type="float" office:value="0.520659465393899" calcext:value-type="float">
            <text:p>0.520659465393899</text:p>
          </table:table-cell>
          <table:table-cell table:number-columns-repeated="4" office:value-type="float" office:value="0.524424525634863" calcext:value-type="float">
            <text:p>0.524424525634863</text:p>
          </table:table-cell>
          <table:table-cell table:number-columns-repeated="3" office:value-type="float" office:value="0.525115610638318" calcext:value-type="float">
            <text:p>0.525115610638318</text:p>
          </table:table-cell>
        </table:table-row>
        <table:table-row table:style-name="ro1">
          <table:table-cell office:value-type="string" calcext:value-type="string">
            <text:p>FastSurvivalSVM(max_iter=10 <text:s/>optimizer='avltree')</text:p>
          </table:table-cell>
          <table:table-cell office:value-type="float" office:value="0.549784077897899" calcext:value-type="float">
            <text:p>0.549784077897899</text:p>
          </table:table-cell>
          <table:table-cell office:value-type="float" office:value="0.549748965538349" calcext:value-type="float">
            <text:p>0.549748965538349</text:p>
          </table:table-cell>
          <table:table-cell office:value-type="float" office:value="0.548765819470933" calcext:value-type="float">
            <text:p>0.548765819470933</text:p>
          </table:table-cell>
          <table:table-cell table:number-columns-repeated="2" office:value-type="float" office:value="0.549288012682421" calcext:value-type="float">
            <text:p>0.549288012682421</text:p>
          </table:table-cell>
          <table:table-cell office:value-type="float" office:value="0.548596927678966" calcext:value-type="float">
            <text:p>0.548596927678966</text:p>
          </table:table-cell>
          <table:table-cell table:number-columns-repeated="2" office:value-type="float" office:value="0.546639096353665" calcext:value-type="float">
            <text:p>0.546639096353665</text:p>
          </table:table-cell>
          <table:table-cell table:number-columns-repeated="10" office:value-type="float" office:value="0.553447662209778" calcext:value-type="float">
            <text:p>0.553447662209778</text:p>
          </table:table-cell>
          <table:table-cell table:number-columns-repeated="2" office:value-type="float" office:value="0.551358889363825" calcext:value-type="float">
            <text:p>0.551358889363825</text:p>
          </table:table-cell>
          <table:table-cell table:number-columns-repeated="6" office:value-type="float" office:value="0.544701106357299" calcext:value-type="float">
            <text:p>0.544701106357299</text:p>
          </table:table-cell>
          <table:table-cell office:value-type="float" office:value="0.54540335354831" calcext:value-type="float">
            <text:p>0.54540335354831</text:p>
          </table:table-cell>
          <table:table-cell table:number-columns-repeated="2" office:value-type="float" office:value="0.546186643365542" calcext:value-type="float">
            <text:p>0.546186643365542</text:p>
          </table:table-cell>
          <table:table-cell office:value-type="float" office:value="0.546888890556554" calcext:value-type="float">
            <text:p>0.546888890556554</text:p>
          </table:table-cell>
          <table:table-cell table:number-columns-repeated="2" office:value-type="float" office:value="0.546627793950809" calcext:value-type="float">
            <text:p>0.546627793950809</text:p>
          </table:table-cell>
          <table:table-cell table:number-columns-repeated="6" office:value-type="float" office:value="0.552110822671436" calcext:value-type="float">
            <text:p>0.552110822671436</text:p>
          </table:table-cell>
          <table:table-cell office:value-type="float" office:value="0.550805339642716" calcext:value-type="float">
            <text:p>0.550805339642716</text:p>
          </table:table-cell>
          <table:table-cell office:value-type="float" office:value="0.550742761419937" calcext:value-type="float">
            <text:p>0.550742761419937</text:p>
          </table:table-cell>
          <table:table-cell office:value-type="float" office:value="0.530215388757634" calcext:value-type="float">
            <text:p>0.530215388757634</text:p>
          </table:table-cell>
          <table:table-cell office:value-type="float" office:value="0.530277966980412" calcext:value-type="float">
            <text:p>0.530277966980412</text:p>
          </table:table-cell>
          <table:table-cell office:value-type="float" office:value="0.53259654732072" calcext:value-type="float">
            <text:p>0.53259654732072</text:p>
          </table:table-cell>
          <table:table-cell office:value-type="float" office:value="0.536771397083969" calcext:value-type="float">
            <text:p>0.536771397083969</text:p>
          </table:table-cell>
          <table:table-cell table:number-columns-repeated="2" office:value-type="float" office:value="0.536774093012626" calcext:value-type="float">
            <text:p>0.536774093012626</text:p>
          </table:table-cell>
          <table:table-cell office:value-type="float" office:value="0.527578525446119" calcext:value-type="float">
            <text:p>0.527578525446119</text:p>
          </table:table-cell>
          <table:table-cell table:number-columns-repeated="6" office:value-type="float" office:value="0.520659465393899" calcext:value-type="float">
            <text:p>0.520659465393899</text:p>
          </table:table-cell>
          <table:table-cell table:number-columns-repeated="4" office:value-type="float" office:value="0.524424525634863" calcext:value-type="float">
            <text:p>0.524424525634863</text:p>
          </table:table-cell>
          <table:table-cell table:number-columns-repeated="3" office:value-type="float" office:value="0.525115610638318" calcext:value-type="float">
            <text:p>0.525115610638318</text:p>
          </table:table-cell>
        </table:table-row>
        <table:table-row table:style-name="ro1">
          <table:table-cell office:value-type="string" calcext:value-type="string">
            <text:p>FastSurvivalSVM(max_iter=100 <text:s/>optimizer='avltree')</text:p>
          </table:table-cell>
          <table:table-cell office:value-type="float" office:value="0.549784077897899" calcext:value-type="float">
            <text:p>0.549784077897899</text:p>
          </table:table-cell>
          <table:table-cell office:value-type="float" office:value="0.549748965538349" calcext:value-type="float">
            <text:p>0.549748965538349</text:p>
          </table:table-cell>
          <table:table-cell office:value-type="float" office:value="0.548765819470933" calcext:value-type="float">
            <text:p>0.548765819470933</text:p>
          </table:table-cell>
          <table:table-cell table:number-columns-repeated="2" office:value-type="float" office:value="0.549288012682421" calcext:value-type="float">
            <text:p>0.549288012682421</text:p>
          </table:table-cell>
          <table:table-cell office:value-type="float" office:value="0.548596927678966" calcext:value-type="float">
            <text:p>0.548596927678966</text:p>
          </table:table-cell>
          <table:table-cell table:number-columns-repeated="2" office:value-type="float" office:value="0.546639096353665" calcext:value-type="float">
            <text:p>0.546639096353665</text:p>
          </table:table-cell>
          <table:table-cell table:number-columns-repeated="10" office:value-type="float" office:value="0.553447662209778" calcext:value-type="float">
            <text:p>0.553447662209778</text:p>
          </table:table-cell>
          <table:table-cell table:number-columns-repeated="2" office:value-type="float" office:value="0.551358889363825" calcext:value-type="float">
            <text:p>0.551358889363825</text:p>
          </table:table-cell>
          <table:table-cell table:number-columns-repeated="6" office:value-type="float" office:value="0.544701106357299" calcext:value-type="float">
            <text:p>0.544701106357299</text:p>
          </table:table-cell>
          <table:table-cell office:value-type="float" office:value="0.54540335354831" calcext:value-type="float">
            <text:p>0.54540335354831</text:p>
          </table:table-cell>
          <table:table-cell table:number-columns-repeated="2" office:value-type="float" office:value="0.546186643365542" calcext:value-type="float">
            <text:p>0.546186643365542</text:p>
          </table:table-cell>
          <table:table-cell office:value-type="float" office:value="0.546888890556554" calcext:value-type="float">
            <text:p>0.546888890556554</text:p>
          </table:table-cell>
          <table:table-cell table:number-columns-repeated="2" office:value-type="float" office:value="0.546627793950809" calcext:value-type="float">
            <text:p>0.546627793950809</text:p>
          </table:table-cell>
          <table:table-cell table:number-columns-repeated="6" office:value-type="float" office:value="0.552110822671436" calcext:value-type="float">
            <text:p>0.552110822671436</text:p>
          </table:table-cell>
          <table:table-cell table:number-columns-repeated="2" office:value-type="float" office:value="0.550774050531326" calcext:value-type="float">
            <text:p>0.550774050531326</text:p>
          </table:table-cell>
          <table:table-cell table:number-columns-repeated="2" office:value-type="float" office:value="0.530277966980412" calcext:value-type="float">
            <text:p>0.530277966980412</text:p>
          </table:table-cell>
          <table:table-cell office:value-type="float" office:value="0.532659125543499" calcext:value-type="float">
            <text:p>0.532659125543499</text:p>
          </table:table-cell>
          <table:table-cell office:value-type="float" office:value="0.536836671235405" calcext:value-type="float">
            <text:p>0.536836671235405</text:p>
          </table:table-cell>
          <table:table-cell office:value-type="float" office:value="0.536774093012626" calcext:value-type="float">
            <text:p>0.536774093012626</text:p>
          </table:table-cell>
          <table:table-cell office:value-type="float" office:value="0.536742803901237" calcext:value-type="float">
            <text:p>0.536742803901237</text:p>
          </table:table-cell>
          <table:table-cell office:value-type="float" office:value="0.527578525446119" calcext:value-type="float">
            <text:p>0.527578525446119</text:p>
          </table:table-cell>
          <table:table-cell table:number-columns-repeated="6" office:value-type="float" office:value="0.520659465393899" calcext:value-type="float">
            <text:p>0.520659465393899</text:p>
          </table:table-cell>
          <table:table-cell table:number-columns-repeated="4" office:value-type="float" office:value="0.524424525634863" calcext:value-type="float">
            <text:p>0.524424525634863</text:p>
          </table:table-cell>
          <table:table-cell table:number-columns-repeated="3" office:value-type="float" office:value="0.525115610638318" calcext:value-type="float">
            <text:p>0.525115610638318</text:p>
          </table:table-cell>
        </table:table-row>
        <table:table-row table:style-name="ro1">
          <table:table-cell office:value-type="string" calcext:value-type="string">
            <text:p>BaggedIcareSurvival(n_jobs=-1)</text:p>
          </table:table-cell>
          <table:table-cell office:value-type="float" office:value="0.557621004005529" calcext:value-type="float">
            <text:p>0.557621004005529</text:p>
          </table:table-cell>
          <table:table-cell office:value-type="float" office:value="0.555431391163152" calcext:value-type="float">
            <text:p>0.555431391163152</text:p>
          </table:table-cell>
          <table:table-cell office:value-type="float" office:value="0.557998483917138" calcext:value-type="float">
            <text:p>0.557998483917138</text:p>
          </table:table-cell>
          <table:table-cell office:value-type="float" office:value="0.562236030857727" calcext:value-type="float">
            <text:p>0.562236030857727</text:p>
          </table:table-cell>
          <table:table-cell office:value-type="float" office:value="0.563212669393329" calcext:value-type="float">
            <text:p>0.563212669393329</text:p>
          </table:table-cell>
          <table:table-cell office:value-type="float" office:value="0.56206285732835" calcext:value-type="float">
            <text:p>0.56206285732835</text:p>
          </table:table-cell>
          <table:table-cell office:value-type="float" office:value="0.561135466137844" calcext:value-type="float">
            <text:p>0.561135466137844</text:p>
          </table:table-cell>
          <table:table-cell office:value-type="float" office:value="0.559932636368621" calcext:value-type="float">
            <text:p>0.559932636368621</text:p>
          </table:table-cell>
          <table:table-cell office:value-type="float" office:value="0.561688383440118" calcext:value-type="float">
            <text:p>0.561688383440118</text:p>
          </table:table-cell>
          <table:table-cell office:value-type="float" office:value="0.560662985637411" calcext:value-type="float">
            <text:p>0.560662985637411</text:p>
          </table:table-cell>
          <table:table-cell office:value-type="float" office:value="0.558908647696939" calcext:value-type="float">
            <text:p>0.558908647696939</text:p>
          </table:table-cell>
          <table:table-cell office:value-type="float" office:value="0.564018461314848" calcext:value-type="float">
            <text:p>0.564018461314848</text:p>
          </table:table-cell>
          <table:table-cell office:value-type="float" office:value="0.568361007713194" calcext:value-type="float">
            <text:p>0.568361007713194</text:p>
          </table:table-cell>
          <table:table-cell office:value-type="float" office:value="0.5665469593626" calcext:value-type="float">
            <text:p>0.5665469593626</text:p>
          </table:table-cell>
          <table:table-cell office:value-type="float" office:value="0.565226048467622" calcext:value-type="float">
            <text:p>0.565226048467622</text:p>
          </table:table-cell>
          <table:table-cell office:value-type="float" office:value="0.566647857381317" calcext:value-type="float">
            <text:p>0.566647857381317</text:p>
          </table:table-cell>
          <table:table-cell office:value-type="float" office:value="0.564340324511454" calcext:value-type="float">
            <text:p>0.564340324511454</text:p>
          </table:table-cell>
          <table:table-cell office:value-type="float" office:value="0.562707657883778" calcext:value-type="float">
            <text:p>0.562707657883778</text:p>
          </table:table-cell>
          <table:table-cell office:value-type="float" office:value="0.565026775753086" calcext:value-type="float">
            <text:p>0.565026775753086</text:p>
          </table:table-cell>
          <table:table-cell office:value-type="float" office:value="0.559912713405232" calcext:value-type="float">
            <text:p>0.559912713405232</text:p>
          </table:table-cell>
          <table:table-cell office:value-type="float" office:value="0.564065547422753" calcext:value-type="float">
            <text:p>0.564065547422753</text:p>
          </table:table-cell>
          <table:table-cell office:value-type="float" office:value="0.560599221396867" calcext:value-type="float">
            <text:p>0.560599221396867</text:p>
          </table:table-cell>
          <table:table-cell office:value-type="float" office:value="0.558586368109473" calcext:value-type="float">
            <text:p>0.558586368109473</text:p>
          </table:table-cell>
          <table:table-cell office:value-type="float" office:value="0.55968204472427" calcext:value-type="float">
            <text:p>0.55968204472427</text:p>
          </table:table-cell>
          <table:table-cell office:value-type="float" office:value="0.563511728034169" calcext:value-type="float">
            <text:p>0.563511728034169</text:p>
          </table:table-cell>
          <table:table-cell office:value-type="float" office:value="0.562684988776345" calcext:value-type="float">
            <text:p>0.562684988776345</text:p>
          </table:table-cell>
          <table:table-cell office:value-type="float" office:value="0.562099434912206" calcext:value-type="float">
            <text:p>0.562099434912206</text:p>
          </table:table-cell>
          <table:table-cell office:value-type="float" office:value="0.561859615844781" calcext:value-type="float">
            <text:p>0.561859615844781</text:p>
          </table:table-cell>
          <table:table-cell office:value-type="float" office:value="0.562711385854058" calcext:value-type="float">
            <text:p>0.562711385854058</text:p>
          </table:table-cell>
          <table:table-cell office:value-type="float" office:value="0.553872547312907" calcext:value-type="float">
            <text:p>0.553872547312907</text:p>
          </table:table-cell>
          <table:table-cell office:value-type="float" office:value="0.553861671002457" calcext:value-type="float">
            <text:p>0.553861671002457</text:p>
          </table:table-cell>
          <table:table-cell office:value-type="float" office:value="0.552783087498238" calcext:value-type="float">
            <text:p>0.552783087498238</text:p>
          </table:table-cell>
          <table:table-cell office:value-type="float" office:value="0.553310857118505" calcext:value-type="float">
            <text:p>0.553310857118505</text:p>
          </table:table-cell>
          <table:table-cell office:value-type="float" office:value="0.551835141997707" calcext:value-type="float">
            <text:p>0.551835141997707</text:p>
          </table:table-cell>
          <table:table-cell office:value-type="float" office:value="0.552535931829611" calcext:value-type="float">
            <text:p>0.552535931829611</text:p>
          </table:table-cell>
          <table:table-cell office:value-type="float" office:value="0.553223433601497" calcext:value-type="float">
            <text:p>0.553223433601497</text:p>
          </table:table-cell>
          <table:table-cell office:value-type="float" office:value="0.551306005420983" calcext:value-type="float">
            <text:p>0.551306005420983</text:p>
          </table:table-cell>
          <table:table-cell office:value-type="float" office:value="0.548423758459501" calcext:value-type="float">
            <text:p>0.548423758459501</text:p>
          </table:table-cell>
          <table:table-cell office:value-type="float" office:value="0.546246102111836" calcext:value-type="float">
            <text:p>0.546246102111836</text:p>
          </table:table-cell>
          <table:table-cell office:value-type="float" office:value="0.544642796622553" calcext:value-type="float">
            <text:p>0.544642796622553</text:p>
          </table:table-cell>
          <table:table-cell office:value-type="float" office:value="0.539870393611267" calcext:value-type="float">
            <text:p>0.539870393611267</text:p>
          </table:table-cell>
          <table:table-cell office:value-type="float" office:value="0.544034782622347" calcext:value-type="float">
            <text:p>0.544034782622347</text:p>
          </table:table-cell>
          <table:table-cell office:value-type="float" office:value="0.541432697607172" calcext:value-type="float">
            <text:p>0.541432697607172</text:p>
          </table:table-cell>
          <table:table-cell office:value-type="float" office:value="0.541450131523282" calcext:value-type="float">
            <text:p>0.541450131523282</text:p>
          </table:table-cell>
          <table:table-cell office:value-type="float" office:value="0.538234394468959" calcext:value-type="float">
            <text:p>0.538234394468959</text:p>
          </table:table-cell>
          <table:table-cell office:value-type="float" office:value="0.53790580415014" calcext:value-type="float">
            <text:p>0.53790580415014</text:p>
          </table:table-cell>
          <table:table-cell office:value-type="float" office:value="0.526465216412545" calcext:value-type="float">
            <text:p>0.526465216412545</text:p>
          </table:table-cell>
          <table:table-cell office:value-type="float" office:value="0.518799291169289" calcext:value-type="float">
            <text:p>0.518799291169289</text:p>
          </table:table-cell>
          <table:table-cell office:value-type="float" office:value="0.519775922644691" calcext:value-type="float">
            <text:p>0.519775922644691</text:p>
          </table:table-cell>
          <table:table-cell office:value-type="float" office:value="0.519378102366848" calcext:value-type="float">
            <text:p>0.519378102366848</text:p>
          </table:table-cell>
          <table:table-cell office:value-type="float" office:value="0.517089753913908" calcext:value-type="float">
            <text:p>0.517089753913908</text:p>
          </table:table-cell>
          <table:table-cell office:value-type="float" office:value="0.51738685853922" calcext:value-type="float">
            <text:p>0.51738685853922</text:p>
          </table:table-cell>
          <table:table-cell office:value-type="float" office:value="0.514661923945572" calcext:value-type="float">
            <text:p>0.514661923945572</text:p>
          </table:table-cell>
          <table:table-cell office:value-type="float" office:value="0.517978494347064" calcext:value-type="float">
            <text:p>0.517978494347064</text:p>
          </table:table-cell>
          <table:table-cell office:value-type="float" office:value="0.516059702413623" calcext:value-type="float">
            <text:p>0.516059702413623</text:p>
          </table:table-cell>
          <table:table-cell office:value-type="float" office:value="0.516981435992181" calcext:value-type="float">
            <text:p>0.516981435992181</text:p>
          </table:table-cell>
          <table:table-cell office:value-type="float" office:value="0.513585160811765" calcext:value-type="float">
            <text:p>0.513585160811765</text:p>
          </table:table-cell>
          <table:table-cell office:value-type="float" office:value="0.517507554993469" calcext:value-type="float">
            <text:p>0.517507554993469</text:p>
          </table:table-cell>
          <table:table-cell office:value-type="float" office:value="0.51618377414911" calcext:value-type="float">
            <text:p>0.51618377414911</text:p>
          </table:table-cell>
          <table:table-cell office:value-type="float" office:value="0.516999312558377" calcext:value-type="float">
            <text:p>0.516999312558377</text:p>
          </table:table-cell>
        </table:table-row>
        <table:table-row table:style-name="ro1">
          <table:table-cell office:value-type="string" calcext:value-type="string">
            <text:p>BaggedIcareSurvival(n_estimators=100 <text:s/>n_jobs=-1)</text:p>
          </table:table-cell>
          <table:table-cell office:value-type="float" office:value="0.562672433649125" calcext:value-type="float">
            <text:p>0.562672433649125</text:p>
          </table:table-cell>
          <table:table-cell office:value-type="float" office:value="0.562103245083376" calcext:value-type="float">
            <text:p>0.562103245083376</text:p>
          </table:table-cell>
          <table:table-cell office:value-type="float" office:value="0.559620056441586" calcext:value-type="float">
            <text:p>0.559620056441586</text:p>
          </table:table-cell>
          <table:table-cell office:value-type="float" office:value="0.563291984147793" calcext:value-type="float">
            <text:p>0.563291984147793</text:p>
          </table:table-cell>
          <table:table-cell office:value-type="float" office:value="0.562249956005671" calcext:value-type="float">
            <text:p>0.562249956005671</text:p>
          </table:table-cell>
          <table:table-cell office:value-type="float" office:value="0.558459503613457" calcext:value-type="float">
            <text:p>0.558459503613457</text:p>
          </table:table-cell>
          <table:table-cell office:value-type="float" office:value="0.559710603002699" calcext:value-type="float">
            <text:p>0.559710603002699</text:p>
          </table:table-cell>
          <table:table-cell office:value-type="float" office:value="0.562244396816747" calcext:value-type="float">
            <text:p>0.562244396816747</text:p>
          </table:table-cell>
          <table:table-cell office:value-type="float" office:value="0.560828120216034" calcext:value-type="float">
            <text:p>0.560828120216034</text:p>
          </table:table-cell>
          <table:table-cell office:value-type="float" office:value="0.562492065600225" calcext:value-type="float">
            <text:p>0.562492065600225</text:p>
          </table:table-cell>
          <table:table-cell office:value-type="float" office:value="0.561474938906089" calcext:value-type="float">
            <text:p>0.561474938906089</text:p>
          </table:table-cell>
          <table:table-cell office:value-type="float" office:value="0.563782743482014" calcext:value-type="float">
            <text:p>0.563782743482014</text:p>
          </table:table-cell>
          <table:table-cell office:value-type="float" office:value="0.566303156175459" calcext:value-type="float">
            <text:p>0.566303156175459</text:p>
          </table:table-cell>
          <table:table-cell office:value-type="float" office:value="0.564217773245255" calcext:value-type="float">
            <text:p>0.564217773245255</text:p>
          </table:table-cell>
          <table:table-cell office:value-type="float" office:value="0.566614754406709" calcext:value-type="float">
            <text:p>0.566614754406709</text:p>
          </table:table-cell>
          <table:table-cell office:value-type="float" office:value="0.567873888114633" calcext:value-type="float">
            <text:p>0.567873888114633</text:p>
          </table:table-cell>
          <table:table-cell office:value-type="float" office:value="0.567456205119764" calcext:value-type="float">
            <text:p>0.567456205119764</text:p>
          </table:table-cell>
          <table:table-cell office:value-type="float" office:value="0.566991308758773" calcext:value-type="float">
            <text:p>0.566991308758773</text:p>
          </table:table-cell>
          <table:table-cell office:value-type="float" office:value="0.565789204858027" calcext:value-type="float">
            <text:p>0.565789204858027</text:p>
          </table:table-cell>
          <table:table-cell office:value-type="float" office:value="0.563703054635623" calcext:value-type="float">
            <text:p>0.563703054635623</text:p>
          </table:table-cell>
          <table:table-cell office:value-type="float" office:value="0.563160354036725" calcext:value-type="float">
            <text:p>0.563160354036725</text:p>
          </table:table-cell>
          <table:table-cell office:value-type="float" office:value="0.563989893475081" calcext:value-type="float">
            <text:p>0.563989893475081</text:p>
          </table:table-cell>
          <table:table-cell office:value-type="float" office:value="0.56141682055453" calcext:value-type="float">
            <text:p>0.56141682055453</text:p>
          </table:table-cell>
          <table:table-cell office:value-type="float" office:value="0.560576774501292" calcext:value-type="float">
            <text:p>0.560576774501292</text:p>
          </table:table-cell>
          <table:table-cell office:value-type="float" office:value="0.5641222430532" calcext:value-type="float">
            <text:p>0.5641222430532</text:p>
          </table:table-cell>
          <table:table-cell office:value-type="float" office:value="0.563220228137972" calcext:value-type="float">
            <text:p>0.563220228137972</text:p>
          </table:table-cell>
          <table:table-cell office:value-type="float" office:value="0.565942522791765" calcext:value-type="float">
            <text:p>0.565942522791765</text:p>
          </table:table-cell>
          <table:table-cell office:value-type="float" office:value="0.563188531005149" calcext:value-type="float">
            <text:p>0.563188531005149</text:p>
          </table:table-cell>
          <table:table-cell office:value-type="float" office:value="0.561685612569417" calcext:value-type="float">
            <text:p>0.561685612569417</text:p>
          </table:table-cell>
          <table:table-cell office:value-type="float" office:value="0.556689016752749" calcext:value-type="float">
            <text:p>0.556689016752749</text:p>
          </table:table-cell>
          <table:table-cell office:value-type="float" office:value="0.555420868401861" calcext:value-type="float">
            <text:p>0.555420868401861</text:p>
          </table:table-cell>
          <table:table-cell office:value-type="float" office:value="0.551980885946616" calcext:value-type="float">
            <text:p>0.551980885946616</text:p>
          </table:table-cell>
          <table:table-cell office:value-type="float" office:value="0.554079210375713" calcext:value-type="float">
            <text:p>0.554079210375713</text:p>
          </table:table-cell>
          <table:table-cell office:value-type="float" office:value="0.552373964336239" calcext:value-type="float">
            <text:p>0.552373964336239</text:p>
          </table:table-cell>
          <table:table-cell office:value-type="float" office:value="0.553239784692945" calcext:value-type="float">
            <text:p>0.553239784692945</text:p>
          </table:table-cell>
          <table:table-cell office:value-type="float" office:value="0.55491338716891" calcext:value-type="float">
            <text:p>0.55491338716891</text:p>
          </table:table-cell>
          <table:table-cell office:value-type="float" office:value="0.551135576840328" calcext:value-type="float">
            <text:p>0.551135576840328</text:p>
          </table:table-cell>
          <table:table-cell office:value-type="float" office:value="0.549058617995751" calcext:value-type="float">
            <text:p>0.549058617995751</text:p>
          </table:table-cell>
          <table:table-cell office:value-type="float" office:value="0.544161233059496" calcext:value-type="float">
            <text:p>0.544161233059496</text:p>
          </table:table-cell>
          <table:table-cell office:value-type="float" office:value="0.542947204507918" calcext:value-type="float">
            <text:p>0.542947204507918</text:p>
          </table:table-cell>
          <table:table-cell office:value-type="float" office:value="0.540287952178276" calcext:value-type="float">
            <text:p>0.540287952178276</text:p>
          </table:table-cell>
          <table:table-cell office:value-type="float" office:value="0.543285901828406" calcext:value-type="float">
            <text:p>0.543285901828406</text:p>
          </table:table-cell>
          <table:table-cell office:value-type="float" office:value="0.54075994370161" calcext:value-type="float">
            <text:p>0.54075994370161</text:p>
          </table:table-cell>
          <table:table-cell office:value-type="float" office:value="0.541195884144375" calcext:value-type="float">
            <text:p>0.541195884144375</text:p>
          </table:table-cell>
          <table:table-cell office:value-type="float" office:value="0.540899195422491" calcext:value-type="float">
            <text:p>0.540899195422491</text:p>
          </table:table-cell>
          <table:table-cell office:value-type="float" office:value="0.53736783147858" calcext:value-type="float">
            <text:p>0.53736783147858</text:p>
          </table:table-cell>
          <table:table-cell office:value-type="float" office:value="0.528617720817149" calcext:value-type="float">
            <text:p>0.528617720817149</text:p>
          </table:table-cell>
          <table:table-cell office:value-type="float" office:value="0.51885218700076" calcext:value-type="float">
            <text:p>0.51885218700076</text:p>
          </table:table-cell>
          <table:table-cell office:value-type="float" office:value="0.518395891325316" calcext:value-type="float">
            <text:p>0.518395891325316</text:p>
          </table:table-cell>
          <table:table-cell office:value-type="float" office:value="0.521572705189895" calcext:value-type="float">
            <text:p>0.521572705189895</text:p>
          </table:table-cell>
          <table:table-cell office:value-type="float" office:value="0.519672064231279" calcext:value-type="float">
            <text:p>0.519672064231279</text:p>
          </table:table-cell>
          <table:table-cell office:value-type="float" office:value="0.519090316822096" calcext:value-type="float">
            <text:p>0.519090316822096</text:p>
          </table:table-cell>
          <table:table-cell office:value-type="float" office:value="0.516967841183848" calcext:value-type="float">
            <text:p>0.516967841183848</text:p>
          </table:table-cell>
          <table:table-cell office:value-type="float" office:value="0.515598649966168" calcext:value-type="float">
            <text:p>0.515598649966168</text:p>
          </table:table-cell>
          <table:table-cell office:value-type="float" office:value="0.516074421809657" calcext:value-type="float">
            <text:p>0.516074421809657</text:p>
          </table:table-cell>
          <table:table-cell office:value-type="float" office:value="0.516458918149509" calcext:value-type="float">
            <text:p>0.516458918149509</text:p>
          </table:table-cell>
          <table:table-cell office:value-type="float" office:value="0.51489873492431" calcext:value-type="float">
            <text:p>0.51489873492431</text:p>
          </table:table-cell>
          <table:table-cell office:value-type="float" office:value="0.518473154095475" calcext:value-type="float">
            <text:p>0.518473154095475</text:p>
          </table:table-cell>
          <table:table-cell office:value-type="float" office:value="0.517524802623803" calcext:value-type="float">
            <text:p>0.517524802623803</text:p>
          </table:table-cell>
          <table:table-cell office:value-type="float" office:value="0.51615392108215" calcext:value-type="float">
            <text:p>0.51615392108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17:30:39.964623005</dc:date>
    <meta:editing-duration>PT1M40S</meta:editing-duration>
    <meta:editing-cycles>1</meta:editing-cycles>
    <meta:document-statistic meta:table-count="1" meta:cell-count="48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156cm" svg:height="16.331cm" xlink:href=".." xlink:type="simple" chart:class="chart:scatter" chart:style-name="ch1">
        <chart:legend chart:legend-position="end" svg:x="5.125cm" svg:y="10.102cm" style:legend-expansion="custom" svg:width="9.045cm" svg:height="3.586cm" style:legend-expansion-aspect-ratio="2.52230897936419" chart:style-name="ch2"/>
        <chart:plot-area chart:style-name="ch3" table:cell-range-address="Organomics_performance.A1:Organomics_performance.BI8" chart:data-source-has-labels="column" svg:x="0.902cm" svg:y="0.326cm" svg:width="43.546cm" svg:height="15.677cm">
          <chart:coordinate-region svg:x="1.814cm" svg:y="0.525cm" svg:width="42.303cm" svg:height="14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ganomics_performance.B2:Organomics_performance.BI2" chart:label-cell-address="Organomics_performance.A2:Organomics_performance.A2" chart:class="chart:scatter">
            <chart:domain table:cell-range-address="Organomics_performance.B1:Organomics_performance.BI1"/>
            <chart:data-point chart:repeated="60"/>
          </chart:series>
          <chart:series chart:style-name="ch8" chart:values-cell-range-address="Organomics_performance.B3:Organomics_performance.BI3" chart:label-cell-address="Organomics_performance.A3:Organomics_performance.A3" chart:class="chart:scatter">
            <chart:data-point chart:repeated="60"/>
          </chart:series>
          <chart:series chart:style-name="ch9" chart:values-cell-range-address="Organomics_performance.B4:Organomics_performance.BI4" chart:label-cell-address="Organomics_performance.A4:Organomics_performance.A4" chart:class="chart:scatter">
            <chart:data-point chart:repeated="60"/>
          </chart:series>
          <chart:series chart:style-name="ch10" chart:values-cell-range-address="Organomics_performance.B5:Organomics_performance.BI5" chart:label-cell-address="Organomics_performance.A5:Organomics_performance.A5" chart:class="chart:scatter">
            <chart:data-point chart:repeated="60"/>
          </chart:series>
          <chart:series chart:style-name="ch11" chart:values-cell-range-address="Organomics_performance.B6:Organomics_performance.BI6" chart:label-cell-address="Organomics_performance.A6:Organomics_performance.A6" chart:class="chart:scatter">
            <chart:data-point chart:repeated="60"/>
          </chart:series>
          <chart:series chart:style-name="ch12" chart:values-cell-range-address="Organomics_performance.B7:Organomics_performance.BI7" chart:label-cell-address="Organomics_performance.A7:Organomics_performance.A7" chart:class="chart:scatter">
            <chart:data-point chart:repeated="60"/>
          </chart:series>
          <chart:series chart:style-name="ch13" chart:values-cell-range-address="Organomics_performance.B8:Organomics_performance.BI8" chart:label-cell-address="Organomics_performance.A8:Organomics_performance.A8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52">
                <text:p>0.52</text:p>
                <draw:g>
                  <svg:desc>Organomics_performance.B1:Organomics_performance.BI1</svg:desc>
                </draw:g>
              </table:table-cell>
              <table:table-cell office:value-type="float" office:value="0.521">
                <text:p>0.521</text:p>
              </table:table-cell>
              <table:table-cell office:value-type="float" office:value="0.522">
                <text:p>0.522</text:p>
              </table:table-cell>
              <table:table-cell office:value-type="float" office:value="0.523">
                <text:p>0.523</text:p>
              </table:table-cell>
              <table:table-cell office:value-type="float" office:value="0.524">
                <text:p>0.524</text:p>
              </table:table-cell>
              <table:table-cell office:value-type="float" office:value="0.525">
                <text:p>0.525</text:p>
              </table:table-cell>
              <table:table-cell office:value-type="float" office:value="0.526">
                <text:p>0.526</text:p>
              </table:table-cell>
              <table:table-cell office:value-type="float" office:value="0.527">
                <text:p>0.527</text:p>
              </table:table-cell>
              <table:table-cell office:value-type="float" office:value="0.528">
                <text:p>0.528</text:p>
              </table:table-cell>
              <table:table-cell office:value-type="float" office:value="0.529">
                <text:p>0.529</text:p>
              </table:table-cell>
              <table:table-cell office:value-type="float" office:value="0.53">
                <text:p>0.53</text:p>
              </table:table-cell>
              <table:table-cell office:value-type="float" office:value="0.531">
                <text:p>0.531</text:p>
              </table:table-cell>
              <table:table-cell office:value-type="float" office:value="0.532">
                <text:p>0.532</text:p>
              </table:table-cell>
              <table:table-cell office:value-type="float" office:value="0.533">
                <text:p>0.533</text:p>
              </table:table-cell>
              <table:table-cell office:value-type="float" office:value="0.534">
                <text:p>0.534</text:p>
              </table:table-cell>
              <table:table-cell office:value-type="float" office:value="0.535">
                <text:p>0.535</text:p>
              </table:table-cell>
              <table:table-cell office:value-type="float" office:value="0.536">
                <text:p>0.536</text:p>
              </table:table-cell>
              <table:table-cell office:value-type="float" office:value="0.537">
                <text:p>0.537</text:p>
              </table:table-cell>
              <table:table-cell office:value-type="float" office:value="0.538">
                <text:p>0.538</text:p>
              </table:table-cell>
              <table:table-cell office:value-type="float" office:value="0.539">
                <text:p>0.539</text:p>
              </table:table-cell>
              <table:table-cell office:value-type="float" office:value="0.54">
                <text:p>0.54</text:p>
              </table:table-cell>
              <table:table-cell office:value-type="float" office:value="0.541">
                <text:p>0.541</text:p>
              </table:table-cell>
              <table:table-cell office:value-type="float" office:value="0.542">
                <text:p>0.542</text:p>
              </table:table-cell>
              <table:table-cell office:value-type="float" office:value="0.543">
                <text:p>0.543</text:p>
              </table:table-cell>
              <table:table-cell office:value-type="float" office:value="0.544">
                <text:p>0.544</text:p>
              </table:table-cell>
              <table:table-cell office:value-type="float" office:value="0.545">
                <text:p>0.545</text:p>
              </table:table-cell>
              <table:table-cell office:value-type="float" office:value="0.546">
                <text:p>0.546</text:p>
              </table:table-cell>
              <table:table-cell office:value-type="float" office:value="0.547">
                <text:p>0.547</text:p>
              </table:table-cell>
              <table:table-cell office:value-type="float" office:value="0.548">
                <text:p>0.548</text:p>
              </table:table-cell>
              <table:table-cell office:value-type="float" office:value="0.549">
                <text:p>0.549</text:p>
              </table:table-cell>
              <table:table-cell office:value-type="float" office:value="0.55">
                <text:p>0.55</text:p>
              </table:table-cell>
              <table:table-cell office:value-type="float" office:value="0.551">
                <text:p>0.551</text:p>
              </table:table-cell>
              <table:table-cell office:value-type="float" office:value="0.552">
                <text:p>0.552</text:p>
              </table:table-cell>
              <table:table-cell office:value-type="float" office:value="0.553">
                <text:p>0.553</text:p>
              </table:table-cell>
              <table:table-cell office:value-type="float" office:value="0.554">
                <text:p>0.554</text:p>
              </table:table-cell>
              <table:table-cell office:value-type="float" office:value="0.555">
                <text:p>0.555</text:p>
              </table:table-cell>
              <table:table-cell office:value-type="float" office:value="0.556">
                <text:p>0.556</text:p>
              </table:table-cell>
              <table:table-cell office:value-type="float" office:value="0.557">
                <text:p>0.557</text:p>
              </table:table-cell>
              <table:table-cell office:value-type="float" office:value="0.558">
                <text:p>0.558</text:p>
              </table:table-cell>
              <table:table-cell office:value-type="float" office:value="0.559">
                <text:p>0.559</text:p>
              </table:table-cell>
              <table:table-cell office:value-type="float" office:value="0.56">
                <text:p>0.56</text:p>
              </table:table-cell>
              <table:table-cell office:value-type="float" office:value="0.561">
                <text:p>0.561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4">
                <text:p>0.564</text:p>
              </table:table-cell>
              <table:table-cell office:value-type="float" office:value="0.565">
                <text:p>0.565</text:p>
              </table:table-cell>
              <table:table-cell office:value-type="float" office:value="0.566">
                <text:p>0.566</text:p>
              </table:table-cell>
              <table:table-cell office:value-type="float" office:value="0.567">
                <text:p>0.567</text:p>
              </table:table-cell>
              <table:table-cell office:value-type="float" office:value="0.568">
                <text:p>0.568</text:p>
              </table:table-cell>
              <table:table-cell office:value-type="float" office:value="0.569">
                <text:p>0.569</text:p>
              </table:table-cell>
              <table:table-cell office:value-type="float" office:value="0.57">
                <text:p>0.57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3">
                <text:p>0.573</text:p>
              </table:table-cell>
              <table:table-cell office:value-type="float" office:value="0.574">
                <text:p>0.574</text:p>
              </table:table-cell>
              <table:table-cell office:value-type="float" office:value="0.575">
                <text:p>0.575</text:p>
              </table:table-cell>
              <table:table-cell office:value-type="float" office:value="0.576">
                <text:p>0.576</text:p>
              </table:table-cell>
              <table:table-cell office:value-type="float" office:value="0.577">
                <text:p>0.577</text:p>
              </table:table-cell>
              <table:table-cell office:value-type="float" office:value="0.578">
                <text:p>0.578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CoxnetSurvivalAnalysis(n_alphas=10)</text:p>
                <draw:g>
                  <svg:desc>Organomics_performance.A2:Organomics_performance.A2</svg:desc>
                </draw:g>
              </table:table-cell>
              <table:table-cell office:value-type="float" office:value="0.533181520918703">
                <text:p>0.533181520918703</text:p>
                <draw:g>
                  <svg:desc>Organomics_performance.B2:Organomics_performance.BI2</svg:desc>
                </draw:g>
              </table:table-cell>
              <table:table-cell office:value-type="float" office:value="0.533181520918703">
                <text:p>0.533181520918703</text:p>
              </table:table-cell>
              <table:table-cell office:value-type="float" office:value="0.533181520918703">
                <text:p>0.533181520918703</text:p>
              </table:table-cell>
              <table:table-cell office:value-type="float" office:value="0.54131129802259">
                <text:p>0.54131129802259</text:p>
              </table:table-cell>
              <table:table-cell office:value-type="float" office:value="0.54131129802259">
                <text:p>0.54131129802259</text:p>
              </table:table-cell>
              <table:table-cell office:value-type="float" office:value="0.543269129347891">
                <text:p>0.543269129347891</text:p>
              </table:table-cell>
              <table:table-cell office:value-type="float" office:value="0.543644598684562">
                <text:p>0.543644598684562</text:p>
              </table:table-cell>
              <table:table-cell office:value-type="float" office:value="0.543644598684562">
                <text:p>0.543644598684562</text:p>
              </table:table-cell>
              <table:table-cell office:value-type="float" office:value="0.557613267091872">
                <text:p>0.557613267091872</text:p>
              </table:table-cell>
              <table:table-cell office:value-type="float" office:value="0.551808153062847">
                <text:p>0.551808153062847</text:p>
              </table:table-cell>
              <table:table-cell office:value-type="float" office:value="0.54437118831759">
                <text:p>0.54437118831759</text:p>
              </table:table-cell>
              <table:table-cell office:value-type="float" office:value="0.54437118831759">
                <text:p>0.54437118831759</text:p>
              </table:table-cell>
              <table:table-cell office:value-type="float" office:value="0.542869310970906">
                <text:p>0.542869310970906</text:p>
              </table:table-cell>
              <table:table-cell office:value-type="float" office:value="0.542869310970906">
                <text:p>0.542869310970906</text:p>
              </table:table-cell>
              <table:table-cell office:value-type="float" office:value="0.542869310970906">
                <text:p>0.542869310970906</text:p>
              </table:table-cell>
              <table:table-cell office:value-type="float" office:value="0.542869310970906">
                <text:p>0.542869310970906</text:p>
              </table:table-cell>
              <table:table-cell office:value-type="float" office:value="0.542493841634235">
                <text:p>0.542493841634235</text:p>
              </table:table-cell>
              <table:table-cell office:value-type="float" office:value="0.542493841634235">
                <text:p>0.542493841634235</text:p>
              </table:table-cell>
              <table:table-cell office:value-type="float" office:value="0.550086066902766">
                <text:p>0.550086066902766</text:p>
              </table:table-cell>
              <table:table-cell office:value-type="float" office:value="0.550086066902766">
                <text:p>0.550086066902766</text:p>
              </table:table-cell>
              <table:table-cell office:value-type="float" office:value="0.558732207923804">
                <text:p>0.558732207923804</text:p>
              </table:table-cell>
              <table:table-cell office:value-type="float" office:value="0.54769695176223">
                <text:p>0.54769695176223</text:p>
              </table:table-cell>
              <table:table-cell office:value-type="float" office:value="0.546130372127766">
                <text:p>0.546130372127766</text:p>
              </table:table-cell>
              <table:table-cell office:value-type="float" office:value="0.543514014213009">
                <text:p>0.543514014213009</text:p>
              </table:table-cell>
              <table:table-cell office:value-type="float" office:value="0.551216364082461">
                <text:p>0.551216364082461</text:p>
              </table:table-cell>
              <table:table-cell office:value-type="float" office:value="0.551216364082461">
                <text:p>0.551216364082461</text:p>
              </table:table-cell>
              <table:table-cell office:value-type="float" office:value="0.555148948352124">
                <text:p>0.555148948352124</text:p>
              </table:table-cell>
              <table:table-cell office:value-type="float" office:value="0.55175469247745">
                <text:p>0.55175469247745</text:p>
              </table:table-cell>
              <table:table-cell office:value-type="float" office:value="0.556464584352281">
                <text:p>0.556464584352281</text:p>
              </table:table-cell>
              <table:table-cell office:value-type="float" office:value="0.54693455824262">
                <text:p>0.54693455824262</text:p>
              </table:table-cell>
              <table:table-cell office:value-type="float" office:value="0.543409754065075">
                <text:p>0.543409754065075</text:p>
              </table:table-cell>
              <table:table-cell office:value-type="float" office:value="0.543409754065075">
                <text:p>0.543409754065075</text:p>
              </table:table-cell>
              <table:table-cell office:value-type="float" office:value="0.547312917753161">
                <text:p>0.547312917753161</text:p>
              </table:table-cell>
              <table:table-cell office:value-type="float" office:value="0.547312917753161">
                <text:p>0.547312917753161</text:p>
              </table:table-cell>
              <table:table-cell office:value-type="float" office:value="0.54600743472444">
                <text:p>0.54600743472444</text:p>
              </table:table-cell>
              <table:table-cell office:value-type="float" office:value="0.539395663904828">
                <text:p>0.539395663904828</text:p>
              </table:table-cell>
              <table:table-cell office:value-type="float" office:value="0.540501399910357">
                <text:p>0.540501399910357</text:p>
              </table:table-cell>
              <table:table-cell office:value-type="float" office:value="0.540501399910357">
                <text:p>0.540501399910357</text:p>
              </table:table-cell>
              <table:table-cell office:value-type="float" office:value="0.532982373189619">
                <text:p>0.532982373189619</text:p>
              </table:table-cell>
              <table:table-cell office:value-type="float" office:value="0.532982373189619">
                <text:p>0.532982373189619</text:p>
              </table:table-cell>
              <table:table-cell office:value-type="float" office:value="0.528021537680481">
                <text:p>0.528021537680481</text:p>
              </table:table-cell>
              <table:table-cell office:value-type="float" office:value="0.522669057262726">
                <text:p>0.522669057262726</text:p>
              </table:table-cell>
              <table:table-cell office:value-type="float" office:value="0.530110310526434">
                <text:p>0.530110310526434</text:p>
              </table:table-cell>
              <table:table-cell office:value-type="float" office:value="0.540293078150455">
                <text:p>0.540293078150455</text:p>
              </table:table-cell>
              <table:table-cell office:value-type="float" office:value="0.540293078150455">
                <text:p>0.540293078150455</text:p>
              </table:table-cell>
              <table:table-cell office:value-type="float" office:value="0.540293078150455">
                <text:p>0.540293078150455</text:p>
              </table:table-cell>
              <table:table-cell office:value-type="float" office:value="0.535423087267595">
                <text:p>0.535423087267595</text:p>
              </table:table-cell>
              <table:table-cell office:value-type="float" office:value="0.53007060684984">
                <text:p>0.53007060684984</text:p>
              </table:table-cell>
              <table:table-cell office:value-type="float" office:value="0.53007060684984">
                <text:p>0.53007060684984</text:p>
              </table:table-cell>
              <table:table-cell office:value-type="float" office:value="0.53007060684984">
                <text:p>0.53007060684984</text:p>
              </table:table-cell>
              <table:table-cell office:value-type="float" office:value="0.53007060684984">
                <text:p>0.53007060684984</text:p>
              </table:table-cell>
              <table:table-cell office:value-type="float" office:value="0.530761691853296">
                <text:p>0.530761691853296</text:p>
              </table:table-cell>
              <table:table-cell office:value-type="float" office:value="0.530761691853296">
                <text:p>0.530761691853296</text:p>
              </table:table-cell>
              <table:table-cell office:value-type="float" office:value="0.521876149684621">
                <text:p>0.521876149684621</text:p>
              </table:table-cell>
              <table:table-cell office:value-type="float" office:value="0.509574836623115">
                <text:p>0.509574836623115</text:p>
              </table:table-cell>
              <table:table-cell office:value-type="float" office:value="0.509574836623115">
                <text:p>0.509574836623115</text:p>
              </table:table-cell>
              <table:table-cell office:value-type="float" office:value="0.509574836623115">
                <text:p>0.509574836623115</text:p>
              </table:table-cell>
              <table:table-cell office:value-type="float" office:value="0.512615610638318">
                <text:p>0.512615610638318</text:p>
              </table:table-cell>
              <table:table-cell office:value-type="float" office:value="0.512013200999764">
                <text:p>0.512013200999764</text:p>
              </table:table-cell>
              <table:table-cell office:value-type="float" office:value="0.512013200999764">
                <text:p>0.512013200999764</text:p>
              </table:table-cell>
            </table:table-row>
            <table:table-row>
              <table:table-cell office:value-type="string">
                <text:p>CoxnetSurvivalAnalysis()</text:p>
                <draw:g>
                  <svg:desc>Organomics_performance.A3:Organomics_performance.A3</svg:desc>
                </draw:g>
              </table:table-cell>
              <table:table-cell office:value-type="float" office:value="0.553475458987021">
                <text:p>0.553475458987021</text:p>
                <draw:g>
                  <svg:desc>Organomics_performance.B3:Organomics_performance.BI3</svg:desc>
                </draw:g>
              </table:table-cell>
              <table:table-cell office:value-type="float" office:value="0.553475458987021">
                <text:p>0.553475458987021</text:p>
              </table:table-cell>
              <table:table-cell office:value-type="float" office:value="0.544767593818482">
                <text:p>0.544767593818482</text:p>
              </table:table-cell>
              <table:table-cell office:value-type="float" office:value="0.551776354769671">
                <text:p>0.551776354769671</text:p>
              </table:table-cell>
              <table:table-cell office:value-type="float" office:value="0.551776354769671">
                <text:p>0.551776354769671</text:p>
              </table:table-cell>
              <table:table-cell office:value-type="float" office:value="0.555240210191357">
                <text:p>0.555240210191357</text:p>
              </table:table-cell>
              <table:table-cell office:value-type="float" office:value="0.553859342540529">
                <text:p>0.553859342540529</text:p>
              </table:table-cell>
              <table:table-cell office:value-type="float" office:value="0.553859342540529">
                <text:p>0.553859342540529</text:p>
              </table:table-cell>
              <table:table-cell office:value-type="float" office:value="0.553718893102327">
                <text:p>0.553718893102327</text:p>
              </table:table-cell>
              <table:table-cell office:value-type="float" office:value="0.553718893102327">
                <text:p>0.553718893102327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46459819260024">
                <text:p>0.546459819260024</text:p>
              </table:table-cell>
              <table:table-cell office:value-type="float" office:value="0.557686973307021">
                <text:p>0.557686973307021</text:p>
              </table:table-cell>
              <table:table-cell office:value-type="float" office:value="0.557686973307021">
                <text:p>0.557686973307021</text:p>
              </table:table-cell>
              <table:table-cell office:value-type="float" office:value="0.558462413986486">
                <text:p>0.558462413986486</text:p>
              </table:table-cell>
              <table:table-cell office:value-type="float" office:value="0.546190873516512">
                <text:p>0.546190873516512</text:p>
              </table:table-cell>
              <table:table-cell office:value-type="float" office:value="0.544624293882047">
                <text:p>0.544624293882047</text:p>
              </table:table-cell>
              <table:table-cell office:value-type="float" office:value="0.541882779521734">
                <text:p>0.541882779521734</text:p>
              </table:table-cell>
              <table:table-cell office:value-type="float" office:value="0.549585129391185">
                <text:p>0.549585129391185</text:p>
              </table:table-cell>
              <table:table-cell office:value-type="float" office:value="0.549585129391185">
                <text:p>0.549585129391185</text:p>
              </table:table-cell>
              <table:table-cell office:value-type="float" office:value="0.553096365346242">
                <text:p>0.553096365346242</text:p>
              </table:table-cell>
              <table:table-cell office:value-type="float" office:value="0.549702109471568">
                <text:p>0.549702109471568</text:p>
              </table:table-cell>
              <table:table-cell office:value-type="float" office:value="0.554401848374962">
                <text:p>0.554401848374962</text:p>
              </table:table-cell>
              <table:table-cell office:value-type="float" office:value="0.544871822265302">
                <text:p>0.544871822265302</text:p>
              </table:table-cell>
              <table:table-cell office:value-type="float" office:value="0.553096365346242">
                <text:p>0.553096365346242</text:p>
              </table:table-cell>
              <table:table-cell office:value-type="float" office:value="0.553096365346242">
                <text:p>0.553096365346242</text:p>
              </table:table-cell>
              <table:table-cell office:value-type="float" office:value="0.548527174745719">
                <text:p>0.548527174745719</text:p>
              </table:table-cell>
              <table:table-cell office:value-type="float" office:value="0.548527174745719">
                <text:p>0.548527174745719</text:p>
              </table:table-cell>
              <table:table-cell office:value-type="float" office:value="0.548527174745719">
                <text:p>0.548527174745719</text:p>
              </table:table-cell>
              <table:table-cell office:value-type="float" office:value="0.548527174745719">
                <text:p>0.548527174745719</text:p>
              </table:table-cell>
              <table:table-cell office:value-type="float" office:value="0.541478107710474">
                <text:p>0.541478107710474</text:p>
              </table:table-cell>
              <table:table-cell office:value-type="float" office:value="0.541478107710474">
                <text:p>0.541478107710474</text:p>
              </table:table-cell>
              <table:table-cell office:value-type="float" office:value="0.530325295938579">
                <text:p>0.530325295938579</text:p>
              </table:table-cell>
              <table:table-cell office:value-type="float" office:value="0.530325295938579">
                <text:p>0.530325295938579</text:p>
              </table:table-cell>
              <table:table-cell office:value-type="float" office:value="0.516748272439884">
                <text:p>0.516748272439884</text:p>
              </table:table-cell>
              <table:table-cell office:value-type="float" office:value="0.51139579202213">
                <text:p>0.51139579202213</text:p>
              </table:table-cell>
              <table:table-cell office:value-type="float" office:value="0.520403624920302">
                <text:p>0.520403624920302</text:p>
              </table:table-cell>
              <table:table-cell office:value-type="float" office:value="0.529019812909858">
                <text:p>0.529019812909858</text:p>
              </table:table-cell>
              <table:table-cell office:value-type="float" office:value="0.529019812909858">
                <text:p>0.529019812909858</text:p>
              </table:table-cell>
              <table:table-cell office:value-type="float" office:value="0.529019812909858">
                <text:p>0.529019812909858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1817155938146">
                <text:p>0.51817155938146</text:p>
              </table:table-cell>
              <table:table-cell office:value-type="float" office:value="0.5202799931164">
                <text:p>0.5202799931164</text:p>
              </table:table-cell>
              <table:table-cell office:value-type="float" office:value="0.5202799931164">
                <text:p>0.5202799931164</text:p>
              </table:table-cell>
              <table:table-cell office:value-type="float" office:value="0.5202799931164">
                <text:p>0.5202799931164</text:p>
              </table:table-cell>
              <table:table-cell office:value-type="float" office:value="0.5202799931164">
                <text:p>0.5202799931164</text:p>
              </table:table-cell>
              <table:table-cell office:value-type="float" office:value="0.523458984132294">
                <text:p>0.523458984132294</text:p>
              </table:table-cell>
              <table:table-cell office:value-type="float" office:value="0.523458984132294">
                <text:p>0.523458984132294</text:p>
              </table:table-cell>
              <table:table-cell office:value-type="float" office:value="0.523458984132294">
                <text:p>0.523458984132294</text:p>
              </table:table-cell>
            </table:table-row>
            <table:table-row>
              <table:table-cell office:value-type="string">
                <text:p>FastSurvivalSVM(max_iter=3  optimizer='avltree')</text:p>
                <draw:g>
                  <svg:desc>Organomics_performance.A4:Organomics_performance.A4</svg:desc>
                </draw:g>
              </table:table-cell>
              <table:table-cell office:value-type="float" office:value="0.549784077897899">
                <text:p>0.549784077897899</text:p>
                <draw:g>
                  <svg:desc>Organomics_performance.B4:Organomics_performance.BI4</svg:desc>
                </draw:g>
              </table:table-cell>
              <table:table-cell office:value-type="float" office:value="0.549748965538349">
                <text:p>0.549748965538349</text:p>
              </table:table-cell>
              <table:table-cell office:value-type="float" office:value="0.548765819470933">
                <text:p>0.548765819470933</text:p>
              </table:table-cell>
              <table:table-cell office:value-type="float" office:value="0.549288012682421">
                <text:p>0.549288012682421</text:p>
              </table:table-cell>
              <table:table-cell office:value-type="float" office:value="0.549288012682421">
                <text:p>0.549288012682421</text:p>
              </table:table-cell>
              <table:table-cell office:value-type="float" office:value="0.548596927678966">
                <text:p>0.548596927678966</text:p>
              </table:table-cell>
              <table:table-cell office:value-type="float" office:value="0.546639096353665">
                <text:p>0.546639096353665</text:p>
              </table:table-cell>
              <table:table-cell office:value-type="float" office:value="0.546639096353665">
                <text:p>0.546639096353665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1358889363825">
                <text:p>0.551358889363825</text:p>
              </table:table-cell>
              <table:table-cell office:value-type="float" office:value="0.551358889363825">
                <text:p>0.551358889363825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540335354831">
                <text:p>0.54540335354831</text:p>
              </table:table-cell>
              <table:table-cell office:value-type="float" office:value="0.546186643365542">
                <text:p>0.546186643365542</text:p>
              </table:table-cell>
              <table:table-cell office:value-type="float" office:value="0.546186643365542">
                <text:p>0.546186643365542</text:p>
              </table:table-cell>
              <table:table-cell office:value-type="float" office:value="0.546888890556554">
                <text:p>0.546888890556554</text:p>
              </table:table-cell>
              <table:table-cell office:value-type="float" office:value="0.546627793950809">
                <text:p>0.546627793950809</text:p>
              </table:table-cell>
              <table:table-cell office:value-type="float" office:value="0.546627793950809">
                <text:p>0.546627793950809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0774050531326">
                <text:p>0.550774050531326</text:p>
              </table:table-cell>
              <table:table-cell office:value-type="float" office:value="0.550774050531326">
                <text:p>0.550774050531326</text:p>
              </table:table-cell>
              <table:table-cell office:value-type="float" office:value="0.530309256091802">
                <text:p>0.530309256091802</text:p>
              </table:table-cell>
              <table:table-cell office:value-type="float" office:value="0.530277966980412">
                <text:p>0.530277966980412</text:p>
              </table:table-cell>
              <table:table-cell office:value-type="float" office:value="0.532627836432109">
                <text:p>0.532627836432109</text:p>
              </table:table-cell>
              <table:table-cell office:value-type="float" office:value="0.536640848781097">
                <text:p>0.536640848781097</text:p>
              </table:table-cell>
              <table:table-cell office:value-type="float" office:value="0.536706122932533">
                <text:p>0.536706122932533</text:p>
              </table:table-cell>
              <table:table-cell office:value-type="float" office:value="0.536805382124015">
                <text:p>0.536805382124015</text:p>
              </table:table-cell>
              <table:table-cell office:value-type="float" office:value="0.527578525446119">
                <text:p>0.52757852544611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5115610638318">
                <text:p>0.525115610638318</text:p>
              </table:table-cell>
              <table:table-cell office:value-type="float" office:value="0.525115610638318">
                <text:p>0.525115610638318</text:p>
              </table:table-cell>
              <table:table-cell office:value-type="float" office:value="0.525115610638318">
                <text:p>0.525115610638318</text:p>
              </table:table-cell>
            </table:table-row>
            <table:table-row>
              <table:table-cell office:value-type="string">
                <text:p>FastSurvivalSVM(max_iter=10  optimizer='avltree')</text:p>
                <draw:g>
                  <svg:desc>Organomics_performance.A5:Organomics_performance.A5</svg:desc>
                </draw:g>
              </table:table-cell>
              <table:table-cell office:value-type="float" office:value="0.549784077897899">
                <text:p>0.549784077897899</text:p>
                <draw:g>
                  <svg:desc>Organomics_performance.B5:Organomics_performance.BI5</svg:desc>
                </draw:g>
              </table:table-cell>
              <table:table-cell office:value-type="float" office:value="0.549748965538349">
                <text:p>0.549748965538349</text:p>
              </table:table-cell>
              <table:table-cell office:value-type="float" office:value="0.548765819470933">
                <text:p>0.548765819470933</text:p>
              </table:table-cell>
              <table:table-cell office:value-type="float" office:value="0.549288012682421">
                <text:p>0.549288012682421</text:p>
              </table:table-cell>
              <table:table-cell office:value-type="float" office:value="0.549288012682421">
                <text:p>0.549288012682421</text:p>
              </table:table-cell>
              <table:table-cell office:value-type="float" office:value="0.548596927678966">
                <text:p>0.548596927678966</text:p>
              </table:table-cell>
              <table:table-cell office:value-type="float" office:value="0.546639096353665">
                <text:p>0.546639096353665</text:p>
              </table:table-cell>
              <table:table-cell office:value-type="float" office:value="0.546639096353665">
                <text:p>0.546639096353665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1358889363825">
                <text:p>0.551358889363825</text:p>
              </table:table-cell>
              <table:table-cell office:value-type="float" office:value="0.551358889363825">
                <text:p>0.551358889363825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540335354831">
                <text:p>0.54540335354831</text:p>
              </table:table-cell>
              <table:table-cell office:value-type="float" office:value="0.546186643365542">
                <text:p>0.546186643365542</text:p>
              </table:table-cell>
              <table:table-cell office:value-type="float" office:value="0.546186643365542">
                <text:p>0.546186643365542</text:p>
              </table:table-cell>
              <table:table-cell office:value-type="float" office:value="0.546888890556554">
                <text:p>0.546888890556554</text:p>
              </table:table-cell>
              <table:table-cell office:value-type="float" office:value="0.546627793950809">
                <text:p>0.546627793950809</text:p>
              </table:table-cell>
              <table:table-cell office:value-type="float" office:value="0.546627793950809">
                <text:p>0.546627793950809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0805339642716">
                <text:p>0.550805339642716</text:p>
              </table:table-cell>
              <table:table-cell office:value-type="float" office:value="0.550742761419937">
                <text:p>0.550742761419937</text:p>
              </table:table-cell>
              <table:table-cell office:value-type="float" office:value="0.530215388757634">
                <text:p>0.530215388757634</text:p>
              </table:table-cell>
              <table:table-cell office:value-type="float" office:value="0.530277966980412">
                <text:p>0.530277966980412</text:p>
              </table:table-cell>
              <table:table-cell office:value-type="float" office:value="0.53259654732072">
                <text:p>0.53259654732072</text:p>
              </table:table-cell>
              <table:table-cell office:value-type="float" office:value="0.536771397083969">
                <text:p>0.536771397083969</text:p>
              </table:table-cell>
              <table:table-cell office:value-type="float" office:value="0.536774093012626">
                <text:p>0.536774093012626</text:p>
              </table:table-cell>
              <table:table-cell office:value-type="float" office:value="0.536774093012626">
                <text:p>0.536774093012626</text:p>
              </table:table-cell>
              <table:table-cell office:value-type="float" office:value="0.527578525446119">
                <text:p>0.52757852544611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5115610638318">
                <text:p>0.525115610638318</text:p>
              </table:table-cell>
              <table:table-cell office:value-type="float" office:value="0.525115610638318">
                <text:p>0.525115610638318</text:p>
              </table:table-cell>
              <table:table-cell office:value-type="float" office:value="0.525115610638318">
                <text:p>0.525115610638318</text:p>
              </table:table-cell>
            </table:table-row>
            <table:table-row>
              <table:table-cell office:value-type="string">
                <text:p>FastSurvivalSVM(max_iter=100  optimizer='avltree')</text:p>
                <draw:g>
                  <svg:desc>Organomics_performance.A6:Organomics_performance.A6</svg:desc>
                </draw:g>
              </table:table-cell>
              <table:table-cell office:value-type="float" office:value="0.549784077897899">
                <text:p>0.549784077897899</text:p>
                <draw:g>
                  <svg:desc>Organomics_performance.B6:Organomics_performance.BI6</svg:desc>
                </draw:g>
              </table:table-cell>
              <table:table-cell office:value-type="float" office:value="0.549748965538349">
                <text:p>0.549748965538349</text:p>
              </table:table-cell>
              <table:table-cell office:value-type="float" office:value="0.548765819470933">
                <text:p>0.548765819470933</text:p>
              </table:table-cell>
              <table:table-cell office:value-type="float" office:value="0.549288012682421">
                <text:p>0.549288012682421</text:p>
              </table:table-cell>
              <table:table-cell office:value-type="float" office:value="0.549288012682421">
                <text:p>0.549288012682421</text:p>
              </table:table-cell>
              <table:table-cell office:value-type="float" office:value="0.548596927678966">
                <text:p>0.548596927678966</text:p>
              </table:table-cell>
              <table:table-cell office:value-type="float" office:value="0.546639096353665">
                <text:p>0.546639096353665</text:p>
              </table:table-cell>
              <table:table-cell office:value-type="float" office:value="0.546639096353665">
                <text:p>0.546639096353665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3447662209778">
                <text:p>0.553447662209778</text:p>
              </table:table-cell>
              <table:table-cell office:value-type="float" office:value="0.551358889363825">
                <text:p>0.551358889363825</text:p>
              </table:table-cell>
              <table:table-cell office:value-type="float" office:value="0.551358889363825">
                <text:p>0.551358889363825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4701106357299">
                <text:p>0.544701106357299</text:p>
              </table:table-cell>
              <table:table-cell office:value-type="float" office:value="0.54540335354831">
                <text:p>0.54540335354831</text:p>
              </table:table-cell>
              <table:table-cell office:value-type="float" office:value="0.546186643365542">
                <text:p>0.546186643365542</text:p>
              </table:table-cell>
              <table:table-cell office:value-type="float" office:value="0.546186643365542">
                <text:p>0.546186643365542</text:p>
              </table:table-cell>
              <table:table-cell office:value-type="float" office:value="0.546888890556554">
                <text:p>0.546888890556554</text:p>
              </table:table-cell>
              <table:table-cell office:value-type="float" office:value="0.546627793950809">
                <text:p>0.546627793950809</text:p>
              </table:table-cell>
              <table:table-cell office:value-type="float" office:value="0.546627793950809">
                <text:p>0.546627793950809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2110822671436">
                <text:p>0.552110822671436</text:p>
              </table:table-cell>
              <table:table-cell office:value-type="float" office:value="0.550774050531326">
                <text:p>0.550774050531326</text:p>
              </table:table-cell>
              <table:table-cell office:value-type="float" office:value="0.550774050531326">
                <text:p>0.550774050531326</text:p>
              </table:table-cell>
              <table:table-cell office:value-type="float" office:value="0.530277966980412">
                <text:p>0.530277966980412</text:p>
              </table:table-cell>
              <table:table-cell office:value-type="float" office:value="0.530277966980412">
                <text:p>0.530277966980412</text:p>
              </table:table-cell>
              <table:table-cell office:value-type="float" office:value="0.532659125543499">
                <text:p>0.532659125543499</text:p>
              </table:table-cell>
              <table:table-cell office:value-type="float" office:value="0.536836671235405">
                <text:p>0.536836671235405</text:p>
              </table:table-cell>
              <table:table-cell office:value-type="float" office:value="0.536774093012626">
                <text:p>0.536774093012626</text:p>
              </table:table-cell>
              <table:table-cell office:value-type="float" office:value="0.536742803901237">
                <text:p>0.536742803901237</text:p>
              </table:table-cell>
              <table:table-cell office:value-type="float" office:value="0.527578525446119">
                <text:p>0.52757852544611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0659465393899">
                <text:p>0.520659465393899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4424525634863">
                <text:p>0.524424525634863</text:p>
              </table:table-cell>
              <table:table-cell office:value-type="float" office:value="0.525115610638318">
                <text:p>0.525115610638318</text:p>
              </table:table-cell>
              <table:table-cell office:value-type="float" office:value="0.525115610638318">
                <text:p>0.525115610638318</text:p>
              </table:table-cell>
              <table:table-cell office:value-type="float" office:value="0.525115610638318">
                <text:p>0.525115610638318</text:p>
              </table:table-cell>
            </table:table-row>
            <table:table-row>
              <table:table-cell office:value-type="string">
                <text:p>BaggedIcareSurvival(n_jobs=-1)</text:p>
                <draw:g>
                  <svg:desc>Organomics_performance.A7:Organomics_performance.A7</svg:desc>
                </draw:g>
              </table:table-cell>
              <table:table-cell office:value-type="float" office:value="0.557621004005529">
                <text:p>0.557621004005529</text:p>
                <draw:g>
                  <svg:desc>Organomics_performance.B7:Organomics_performance.BI7</svg:desc>
                </draw:g>
              </table:table-cell>
              <table:table-cell office:value-type="float" office:value="0.555431391163152">
                <text:p>0.555431391163152</text:p>
              </table:table-cell>
              <table:table-cell office:value-type="float" office:value="0.557998483917138">
                <text:p>0.557998483917138</text:p>
              </table:table-cell>
              <table:table-cell office:value-type="float" office:value="0.562236030857727">
                <text:p>0.562236030857727</text:p>
              </table:table-cell>
              <table:table-cell office:value-type="float" office:value="0.563212669393329">
                <text:p>0.563212669393329</text:p>
              </table:table-cell>
              <table:table-cell office:value-type="float" office:value="0.56206285732835">
                <text:p>0.56206285732835</text:p>
              </table:table-cell>
              <table:table-cell office:value-type="float" office:value="0.561135466137844">
                <text:p>0.561135466137844</text:p>
              </table:table-cell>
              <table:table-cell office:value-type="float" office:value="0.559932636368621">
                <text:p>0.559932636368621</text:p>
              </table:table-cell>
              <table:table-cell office:value-type="float" office:value="0.561688383440118">
                <text:p>0.561688383440118</text:p>
              </table:table-cell>
              <table:table-cell office:value-type="float" office:value="0.560662985637411">
                <text:p>0.560662985637411</text:p>
              </table:table-cell>
              <table:table-cell office:value-type="float" office:value="0.558908647696939">
                <text:p>0.558908647696939</text:p>
              </table:table-cell>
              <table:table-cell office:value-type="float" office:value="0.564018461314848">
                <text:p>0.564018461314848</text:p>
              </table:table-cell>
              <table:table-cell office:value-type="float" office:value="0.568361007713194">
                <text:p>0.568361007713194</text:p>
              </table:table-cell>
              <table:table-cell office:value-type="float" office:value="0.5665469593626">
                <text:p>0.5665469593626</text:p>
              </table:table-cell>
              <table:table-cell office:value-type="float" office:value="0.565226048467622">
                <text:p>0.565226048467622</text:p>
              </table:table-cell>
              <table:table-cell office:value-type="float" office:value="0.566647857381317">
                <text:p>0.566647857381317</text:p>
              </table:table-cell>
              <table:table-cell office:value-type="float" office:value="0.564340324511454">
                <text:p>0.564340324511454</text:p>
              </table:table-cell>
              <table:table-cell office:value-type="float" office:value="0.562707657883778">
                <text:p>0.562707657883778</text:p>
              </table:table-cell>
              <table:table-cell office:value-type="float" office:value="0.565026775753086">
                <text:p>0.565026775753086</text:p>
              </table:table-cell>
              <table:table-cell office:value-type="float" office:value="0.559912713405232">
                <text:p>0.559912713405232</text:p>
              </table:table-cell>
              <table:table-cell office:value-type="float" office:value="0.564065547422753">
                <text:p>0.564065547422753</text:p>
              </table:table-cell>
              <table:table-cell office:value-type="float" office:value="0.560599221396867">
                <text:p>0.560599221396867</text:p>
              </table:table-cell>
              <table:table-cell office:value-type="float" office:value="0.558586368109473">
                <text:p>0.558586368109473</text:p>
              </table:table-cell>
              <table:table-cell office:value-type="float" office:value="0.55968204472427">
                <text:p>0.55968204472427</text:p>
              </table:table-cell>
              <table:table-cell office:value-type="float" office:value="0.563511728034169">
                <text:p>0.563511728034169</text:p>
              </table:table-cell>
              <table:table-cell office:value-type="float" office:value="0.562684988776345">
                <text:p>0.562684988776345</text:p>
              </table:table-cell>
              <table:table-cell office:value-type="float" office:value="0.562099434912206">
                <text:p>0.562099434912206</text:p>
              </table:table-cell>
              <table:table-cell office:value-type="float" office:value="0.561859615844781">
                <text:p>0.561859615844781</text:p>
              </table:table-cell>
              <table:table-cell office:value-type="float" office:value="0.562711385854058">
                <text:p>0.562711385854058</text:p>
              </table:table-cell>
              <table:table-cell office:value-type="float" office:value="0.553872547312907">
                <text:p>0.553872547312907</text:p>
              </table:table-cell>
              <table:table-cell office:value-type="float" office:value="0.553861671002457">
                <text:p>0.553861671002457</text:p>
              </table:table-cell>
              <table:table-cell office:value-type="float" office:value="0.552783087498238">
                <text:p>0.552783087498238</text:p>
              </table:table-cell>
              <table:table-cell office:value-type="float" office:value="0.553310857118505">
                <text:p>0.553310857118505</text:p>
              </table:table-cell>
              <table:table-cell office:value-type="float" office:value="0.551835141997707">
                <text:p>0.551835141997707</text:p>
              </table:table-cell>
              <table:table-cell office:value-type="float" office:value="0.552535931829611">
                <text:p>0.552535931829611</text:p>
              </table:table-cell>
              <table:table-cell office:value-type="float" office:value="0.553223433601497">
                <text:p>0.553223433601497</text:p>
              </table:table-cell>
              <table:table-cell office:value-type="float" office:value="0.551306005420983">
                <text:p>0.551306005420983</text:p>
              </table:table-cell>
              <table:table-cell office:value-type="float" office:value="0.548423758459501">
                <text:p>0.548423758459501</text:p>
              </table:table-cell>
              <table:table-cell office:value-type="float" office:value="0.546246102111836">
                <text:p>0.546246102111836</text:p>
              </table:table-cell>
              <table:table-cell office:value-type="float" office:value="0.544642796622553">
                <text:p>0.544642796622553</text:p>
              </table:table-cell>
              <table:table-cell office:value-type="float" office:value="0.539870393611267">
                <text:p>0.539870393611267</text:p>
              </table:table-cell>
              <table:table-cell office:value-type="float" office:value="0.544034782622347">
                <text:p>0.544034782622347</text:p>
              </table:table-cell>
              <table:table-cell office:value-type="float" office:value="0.541432697607172">
                <text:p>0.541432697607172</text:p>
              </table:table-cell>
              <table:table-cell office:value-type="float" office:value="0.541450131523282">
                <text:p>0.541450131523282</text:p>
              </table:table-cell>
              <table:table-cell office:value-type="float" office:value="0.538234394468959">
                <text:p>0.538234394468959</text:p>
              </table:table-cell>
              <table:table-cell office:value-type="float" office:value="0.53790580415014">
                <text:p>0.53790580415014</text:p>
              </table:table-cell>
              <table:table-cell office:value-type="float" office:value="0.526465216412545">
                <text:p>0.526465216412545</text:p>
              </table:table-cell>
              <table:table-cell office:value-type="float" office:value="0.518799291169289">
                <text:p>0.518799291169289</text:p>
              </table:table-cell>
              <table:table-cell office:value-type="float" office:value="0.519775922644691">
                <text:p>0.519775922644691</text:p>
              </table:table-cell>
              <table:table-cell office:value-type="float" office:value="0.519378102366848">
                <text:p>0.519378102366848</text:p>
              </table:table-cell>
              <table:table-cell office:value-type="float" office:value="0.517089753913908">
                <text:p>0.517089753913908</text:p>
              </table:table-cell>
              <table:table-cell office:value-type="float" office:value="0.51738685853922">
                <text:p>0.51738685853922</text:p>
              </table:table-cell>
              <table:table-cell office:value-type="float" office:value="0.514661923945572">
                <text:p>0.514661923945572</text:p>
              </table:table-cell>
              <table:table-cell office:value-type="float" office:value="0.517978494347064">
                <text:p>0.517978494347064</text:p>
              </table:table-cell>
              <table:table-cell office:value-type="float" office:value="0.516059702413623">
                <text:p>0.516059702413623</text:p>
              </table:table-cell>
              <table:table-cell office:value-type="float" office:value="0.516981435992181">
                <text:p>0.516981435992181</text:p>
              </table:table-cell>
              <table:table-cell office:value-type="float" office:value="0.513585160811765">
                <text:p>0.513585160811765</text:p>
              </table:table-cell>
              <table:table-cell office:value-type="float" office:value="0.517507554993469">
                <text:p>0.517507554993469</text:p>
              </table:table-cell>
              <table:table-cell office:value-type="float" office:value="0.51618377414911">
                <text:p>0.51618377414911</text:p>
              </table:table-cell>
              <table:table-cell office:value-type="float" office:value="0.516999312558377">
                <text:p>0.516999312558377</text:p>
              </table:table-cell>
            </table:table-row>
            <table:table-row>
              <table:table-cell office:value-type="string">
                <text:p>BaggedIcareSurvival(n_estimators=100  n_jobs=-1)</text:p>
                <draw:g>
                  <svg:desc>Organomics_performance.A8:Organomics_performance.A8</svg:desc>
                </draw:g>
              </table:table-cell>
              <table:table-cell office:value-type="float" office:value="0.562672433649125">
                <text:p>0.562672433649125</text:p>
                <draw:g>
                  <svg:desc>Organomics_performance.B8:Organomics_performance.BI8</svg:desc>
                </draw:g>
              </table:table-cell>
              <table:table-cell office:value-type="float" office:value="0.562103245083376">
                <text:p>0.562103245083376</text:p>
              </table:table-cell>
              <table:table-cell office:value-type="float" office:value="0.559620056441586">
                <text:p>0.559620056441586</text:p>
              </table:table-cell>
              <table:table-cell office:value-type="float" office:value="0.563291984147793">
                <text:p>0.563291984147793</text:p>
              </table:table-cell>
              <table:table-cell office:value-type="float" office:value="0.562249956005671">
                <text:p>0.562249956005671</text:p>
              </table:table-cell>
              <table:table-cell office:value-type="float" office:value="0.558459503613457">
                <text:p>0.558459503613457</text:p>
              </table:table-cell>
              <table:table-cell office:value-type="float" office:value="0.559710603002699">
                <text:p>0.559710603002699</text:p>
              </table:table-cell>
              <table:table-cell office:value-type="float" office:value="0.562244396816747">
                <text:p>0.562244396816747</text:p>
              </table:table-cell>
              <table:table-cell office:value-type="float" office:value="0.560828120216034">
                <text:p>0.560828120216034</text:p>
              </table:table-cell>
              <table:table-cell office:value-type="float" office:value="0.562492065600225">
                <text:p>0.562492065600225</text:p>
              </table:table-cell>
              <table:table-cell office:value-type="float" office:value="0.561474938906089">
                <text:p>0.561474938906089</text:p>
              </table:table-cell>
              <table:table-cell office:value-type="float" office:value="0.563782743482014">
                <text:p>0.563782743482014</text:p>
              </table:table-cell>
              <table:table-cell office:value-type="float" office:value="0.566303156175459">
                <text:p>0.566303156175459</text:p>
              </table:table-cell>
              <table:table-cell office:value-type="float" office:value="0.564217773245255">
                <text:p>0.564217773245255</text:p>
              </table:table-cell>
              <table:table-cell office:value-type="float" office:value="0.566614754406709">
                <text:p>0.566614754406709</text:p>
              </table:table-cell>
              <table:table-cell office:value-type="float" office:value="0.567873888114633">
                <text:p>0.567873888114633</text:p>
              </table:table-cell>
              <table:table-cell office:value-type="float" office:value="0.567456205119764">
                <text:p>0.567456205119764</text:p>
              </table:table-cell>
              <table:table-cell office:value-type="float" office:value="0.566991308758773">
                <text:p>0.566991308758773</text:p>
              </table:table-cell>
              <table:table-cell office:value-type="float" office:value="0.565789204858027">
                <text:p>0.565789204858027</text:p>
              </table:table-cell>
              <table:table-cell office:value-type="float" office:value="0.563703054635623">
                <text:p>0.563703054635623</text:p>
              </table:table-cell>
              <table:table-cell office:value-type="float" office:value="0.563160354036725">
                <text:p>0.563160354036725</text:p>
              </table:table-cell>
              <table:table-cell office:value-type="float" office:value="0.563989893475081">
                <text:p>0.563989893475081</text:p>
              </table:table-cell>
              <table:table-cell office:value-type="float" office:value="0.56141682055453">
                <text:p>0.56141682055453</text:p>
              </table:table-cell>
              <table:table-cell office:value-type="float" office:value="0.560576774501292">
                <text:p>0.560576774501292</text:p>
              </table:table-cell>
              <table:table-cell office:value-type="float" office:value="0.5641222430532">
                <text:p>0.5641222430532</text:p>
              </table:table-cell>
              <table:table-cell office:value-type="float" office:value="0.563220228137972">
                <text:p>0.563220228137972</text:p>
              </table:table-cell>
              <table:table-cell office:value-type="float" office:value="0.565942522791765">
                <text:p>0.565942522791765</text:p>
              </table:table-cell>
              <table:table-cell office:value-type="float" office:value="0.563188531005149">
                <text:p>0.563188531005149</text:p>
              </table:table-cell>
              <table:table-cell office:value-type="float" office:value="0.561685612569417">
                <text:p>0.561685612569417</text:p>
              </table:table-cell>
              <table:table-cell office:value-type="float" office:value="0.556689016752749">
                <text:p>0.556689016752749</text:p>
              </table:table-cell>
              <table:table-cell office:value-type="float" office:value="0.555420868401861">
                <text:p>0.555420868401861</text:p>
              </table:table-cell>
              <table:table-cell office:value-type="float" office:value="0.551980885946616">
                <text:p>0.551980885946616</text:p>
              </table:table-cell>
              <table:table-cell office:value-type="float" office:value="0.554079210375713">
                <text:p>0.554079210375713</text:p>
              </table:table-cell>
              <table:table-cell office:value-type="float" office:value="0.552373964336239">
                <text:p>0.552373964336239</text:p>
              </table:table-cell>
              <table:table-cell office:value-type="float" office:value="0.553239784692945">
                <text:p>0.553239784692945</text:p>
              </table:table-cell>
              <table:table-cell office:value-type="float" office:value="0.55491338716891">
                <text:p>0.55491338716891</text:p>
              </table:table-cell>
              <table:table-cell office:value-type="float" office:value="0.551135576840328">
                <text:p>0.551135576840328</text:p>
              </table:table-cell>
              <table:table-cell office:value-type="float" office:value="0.549058617995751">
                <text:p>0.549058617995751</text:p>
              </table:table-cell>
              <table:table-cell office:value-type="float" office:value="0.544161233059496">
                <text:p>0.544161233059496</text:p>
              </table:table-cell>
              <table:table-cell office:value-type="float" office:value="0.542947204507918">
                <text:p>0.542947204507918</text:p>
              </table:table-cell>
              <table:table-cell office:value-type="float" office:value="0.540287952178276">
                <text:p>0.540287952178276</text:p>
              </table:table-cell>
              <table:table-cell office:value-type="float" office:value="0.543285901828406">
                <text:p>0.543285901828406</text:p>
              </table:table-cell>
              <table:table-cell office:value-type="float" office:value="0.54075994370161">
                <text:p>0.54075994370161</text:p>
              </table:table-cell>
              <table:table-cell office:value-type="float" office:value="0.541195884144375">
                <text:p>0.541195884144375</text:p>
              </table:table-cell>
              <table:table-cell office:value-type="float" office:value="0.540899195422491">
                <text:p>0.540899195422491</text:p>
              </table:table-cell>
              <table:table-cell office:value-type="float" office:value="0.53736783147858">
                <text:p>0.53736783147858</text:p>
              </table:table-cell>
              <table:table-cell office:value-type="float" office:value="0.528617720817149">
                <text:p>0.528617720817149</text:p>
              </table:table-cell>
              <table:table-cell office:value-type="float" office:value="0.51885218700076">
                <text:p>0.51885218700076</text:p>
              </table:table-cell>
              <table:table-cell office:value-type="float" office:value="0.518395891325316">
                <text:p>0.518395891325316</text:p>
              </table:table-cell>
              <table:table-cell office:value-type="float" office:value="0.521572705189895">
                <text:p>0.521572705189895</text:p>
              </table:table-cell>
              <table:table-cell office:value-type="float" office:value="0.519672064231279">
                <text:p>0.519672064231279</text:p>
              </table:table-cell>
              <table:table-cell office:value-type="float" office:value="0.519090316822096">
                <text:p>0.519090316822096</text:p>
              </table:table-cell>
              <table:table-cell office:value-type="float" office:value="0.516967841183848">
                <text:p>0.516967841183848</text:p>
              </table:table-cell>
              <table:table-cell office:value-type="float" office:value="0.515598649966168">
                <text:p>0.515598649966168</text:p>
              </table:table-cell>
              <table:table-cell office:value-type="float" office:value="0.516074421809657">
                <text:p>0.516074421809657</text:p>
              </table:table-cell>
              <table:table-cell office:value-type="float" office:value="0.516458918149509">
                <text:p>0.516458918149509</text:p>
              </table:table-cell>
              <table:table-cell office:value-type="float" office:value="0.51489873492431">
                <text:p>0.51489873492431</text:p>
              </table:table-cell>
              <table:table-cell office:value-type="float" office:value="0.518473154095475">
                <text:p>0.518473154095475</text:p>
              </table:table-cell>
              <table:table-cell office:value-type="float" office:value="0.517524802623803">
                <text:p>0.517524802623803</text:p>
              </table:table-cell>
              <table:table-cell office:value-type="float" office:value="0.51615392108215">
                <text:p>0.51615392108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